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01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1866in" fo:break-before="auto" style:use-optimal-row-height="true"/>
    </style:style>
    <style:style style:name="ro6" style:family="table-row">
      <style:table-row-properties style:row-height="0.6854in" fo:break-before="auto" style:use-optimal-row-height="true"/>
    </style:style>
    <style:style style:name="ro7" style:family="table-row">
      <style:table-row-properties style:row-height="0.3516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2.5264in" fo:break-before="auto" style:use-optimal-row-height="true"/>
    </style:style>
    <style:style style:name="ro10" style:family="table-row">
      <style:table-row-properties style:row-height="0.8528in" fo:break-before="auto" style:use-optimal-row-height="true"/>
    </style:style>
    <style:style style:name="ro11" style:family="table-row">
      <style:table-row-properties style:row-height="0.3543in" fo:break-before="auto" style:use-optimal-row-height="true"/>
    </style:style>
    <style:style style:name="ro12" style:family="table-row">
      <style:table-row-properties style:row-height="1.3583in" fo:break-before="auto" style:use-optimal-row-height="true"/>
    </style:style>
    <style:style style:name="ro13" style:family="table-row">
      <style:table-row-properties style:row-height="0.1772in" fo:break-before="auto" style:use-optimal-row-height="false"/>
    </style:style>
    <style:style style:name="ro14" style:family="table-row">
      <style:table-row-properties style:row-height="0.1839in" fo:break-before="auto" style:use-optimal-row-height="true"/>
    </style:style>
    <style:style style:name="ro15" style:family="table-row">
      <style:table-row-properties style:row-height="1.0201in" fo:break-before="auto" style:use-optimal-row-height="true"/>
    </style:style>
    <style:style style:name="ro16" style:family="table-row">
      <style:table-row-properties style:row-height="1.1874in" fo:break-before="auto" style:use-optimal-row-height="true"/>
    </style:style>
    <style:style style:name="ro17" style:family="table-row">
      <style:table-row-properties style:row-height="2.0244in" fo:break-before="auto" style:use-optimal-row-height="true"/>
    </style:style>
    <style:style style:name="ro18" style:family="table-row">
      <style:table-row-properties style:row-height="4.0409in" fo:break-before="auto" style:use-optimal-row-height="true"/>
    </style:style>
    <style:style style:name="ro19" style:family="table-row">
      <style:table-row-properties style:row-height="1.6898in" fo:break-before="auto" style:use-optimal-row-height="true"/>
    </style:style>
    <style:style style:name="ro20" style:family="table-row">
      <style:table-row-properties style:row-height="2.1917in" fo:break-before="auto" style:use-optimal-row-height="true"/>
    </style:style>
    <style:style style:name="ro21" style:family="table-row">
      <style:table-row-properties style:row-height="1.522in" fo:break-before="auto" style:use-optimal-row-height="true"/>
    </style:style>
    <style:style style:name="ro22" style:family="table-row">
      <style:table-row-properties style:row-height="2.7047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1.3547in" fo:break-before="auto" style:use-optimal-row-height="true"/>
    </style:style>
    <style:style style:name="ro25" style:family="table-row">
      <style:table-row-properties style:row-height="0.4453in" fo:break-before="auto" style:use-optimal-row-height="false"/>
    </style:style>
    <style:style style:name="ro26"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wrap-option="no-wrap" style:vertical-align="top"/>
      <style:text-properties style:font-name="Verdana"/>
    </style:style>
    <style:style style:name="ce3"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4" style:family="table-cell" style:parent-style-name="Default">
      <style:table-cell-properties fo:border-bottom="none" fo:wrap-option="no-wrap" fo:border-left="0.0138in solid #000000" fo:border-right="none" fo:border-top="none" style:vertical-align="top"/>
      <style:text-properties style:font-name="Verdana"/>
    </style:style>
    <style:style style:name="ce5"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6"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7" style:family="table-cell" style:parent-style-name="Default">
      <style:table-cell-properties fo:border-bottom="none" fo:border-left="0.0071in solid #000000" fo:border-right="none" fo:border-top="none"/>
    </style:style>
    <style:style style:name="ce8" style:family="table-cell" style:parent-style-name="Default">
      <style:table-cell-properties fo:background-color="#e6e6ff" fo:wrap-option="wrap" fo:border="0.0138in solid #000000" style:vertical-align="top"/>
      <style:text-properties style:font-name="Verdana" fo:font-weight="bold"/>
    </style:style>
    <style:style style:name="ce9"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0"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1" style:family="table-cell" style:parent-style-name="Default">
      <style:table-cell-properties fo:border-bottom="0.0138in solid #000000" fo:border-left="0.0138in solid #000000" fo:border-right="none" fo:border-top="none"/>
    </style:style>
    <style:style style:name="ce12"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3"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4"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5" style:family="table-cell" style:parent-style-name="Default">
      <style:table-cell-properties fo:border-bottom="0.0138in solid #c0c0c0" fo:wrap-option="wrap" fo:border-left="0.0138in solid #000000" fo:border-right="0.0138in solid #000000" fo:border-top="0.0138in solid #000000" style:vertical-align="top"/>
      <style:text-properties style:font-name="Verdana" fo:font-weight="normal"/>
    </style:style>
    <style:style style:name="ce16" style:family="table-cell" style:parent-style-name="Default">
      <style:table-cell-properties fo:border-bottom="0.0138in solid #c0c0c0" fo:wrap-option="wrap" fo:border-left="0.0138in solid #000000" fo:border-right="0.0138in solid #000000" fo:border-top="0.0138in solid #c0c0c0" style:vertical-align="top"/>
      <style:text-properties style:font-name="Verdana" fo:font-weight="normal"/>
    </style:style>
    <style:style style:name="ce17" style:family="table-cell" style:parent-style-name="Default">
      <style:table-cell-properties fo:border-bottom="0.0138in solid #c0c0c0" fo:wrap-option="wrap" fo:border-left="0.0138in solid #000000" fo:border-right="none" fo:border-top="0.0138in solid #c0c0c0" style:vertical-align="top"/>
      <style:text-properties style:font-name="Verdana" fo:font-weight="normal"/>
    </style:style>
    <style:style style:name="ce18"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19"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0" style:family="table-cell" style:parent-style-name="Default">
      <style:table-cell-properties fo:border-bottom="0.0138in solid #000000" fo:wrap-option="wrap" fo:border-left="0.0138in solid #000000" fo:border-right="0.0138in solid #000000" fo:border-top="0.0138in solid #c0c0c0" style:vertical-align="top"/>
      <style:text-properties style:font-name="Verdana" fo:font-weight="normal"/>
    </style:style>
    <style:style style:name="ce21"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2"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weight="bold"/>
    </style:style>
    <style:style style:name="ce23" style:family="table-cell" style:parent-style-name="Default">
      <style:table-cell-properties fo:border-bottom="none" fo:border-left="0.0071in solid #000000" fo:border-right="0.0071in solid #000000" fo:border-top="none"/>
    </style:style>
    <style:style style:name="ce24" style:family="table-cell" style:parent-style-name="Default">
      <style:table-cell-properties fo:border-bottom="none" fo:background-color="#e6e6ff" fo:wrap-option="wrap" fo:border-left="0.0138in solid #000000" fo:border-right="none" fo:border-top="none" style:vertical-align="top"/>
      <style:text-properties style:font-name="Verdana" fo:font-weight="bold"/>
    </style:style>
    <style:style style:name="ce25"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27" style:family="table-cell" style:parent-style-name="Default">
      <style:table-cell-properties fo:wrap-option="wrap" fo:border="0.0138in solid #000000" style:vertical-align="top"/>
      <style:text-properties style:font-name="Verdana" fo:font-weight="normal"/>
    </style:style>
    <style:style style:name="ce28"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29" style:family="table-cell" style:parent-style-name="Default">
      <style:table-cell-properties fo:wrap-option="wrap" fo:border="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1"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32"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size="10pt" fo:font-weight="bold"/>
    </style:style>
    <style:style style:name="ce33"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35"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36"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37"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38"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3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40"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41"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42" style:family="table-cell" style:parent-style-name="Default">
      <style:table-cell-properties fo:background-color="#e6e6ff" fo:wrap-option="wrap" fo:border="0.0071in solid #000000" style:vertical-align="top"/>
      <style:text-properties style:font-name="Verdana" fo:font-weight="bold"/>
    </style:style>
    <style:style style:name="ce43"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44"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45" style:family="table-cell" style:parent-style-name="Default">
      <style:table-cell-properties fo:background-color="#e6e6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46"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47" style:family="table-cell" style:parent-style-name="Default">
      <style:table-cell-properties fo:wrap-option="no-wrap" fo:border="0.0071in solid #000000" style:vertical-align="top"/>
      <style:text-properties style:font-name="Verdana"/>
    </style:style>
    <style:style style:name="ce48"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49" style:family="table-cell" style:parent-style-name="Default">
      <style:table-cell-properties fo:wrap-option="wrap" fo:border="0.0071in solid #000000" style:vertical-align="top"/>
      <style:text-properties style:font-name="Verdana"/>
    </style:style>
    <style:style style:name="ce50" style:family="table-cell" style:parent-style-name="Default">
      <style:table-cell-properties fo:border-bottom="none" fo:wrap-option="no-wrap" fo:border-left="0.0071in solid #000000" fo:border-right="0.0071in solid #000000" fo:border-top="0.0071in solid #000000" style:vertical-align="top"/>
      <style:text-properties style:font-name="Verdana"/>
    </style:style>
    <style:style style:name="ce51" style:family="table-cell" style:parent-style-name="Default">
      <style:table-cell-properties fo:border-bottom="none" fo:wrap-option="no-wrap" fo:border-left="0.0071in solid #000000" fo:border-right="0.0071in solid #000000" fo:border-top="none" style:vertical-align="top"/>
      <style:text-properties style:font-name="Verdana"/>
    </style:style>
    <style:style style:name="ce52" style:family="table-cell" style:parent-style-name="Default">
      <style:table-cell-properties fo:border-bottom="0.0071in solid #000000" fo:wrap-option="no-wrap" fo:border-left="0.0071in solid #000000" fo:border-right="0.0071in solid #000000" fo:border-top="none" style:vertical-align="top"/>
      <style:text-properties style:font-name="Verdana"/>
    </style:style>
    <style:style style:name="ce53"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54"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55"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56" style:family="table-cell" style:parent-style-name="Default">
      <style:table-cell-properties fo:wrap-option="wrap" fo:border="0.0138in solid #000000" style:vertical-align="top"/>
      <style:text-properties style:font-name="Verdana"/>
    </style:style>
    <style:style style:name="ce57" style:family="table-cell" style:parent-style-name="Default">
      <style:table-cell-properties fo:border-bottom="none" fo:border-left="0.0138in solid #000000" fo:border-right="0.0138in solid #000000" fo:border-top="none"/>
    </style:style>
    <style:style style:name="ce58"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59"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60"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61"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62"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63"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64"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65"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66" style:family="table-cell" style:parent-style-name="Default">
      <style:table-cell-properties fo:border-bottom="none" fo:wrap-option="wrap" fo:border-left="0.0138in solid #000000" fo:border-right="none" fo:border-top="none" style:vertical-align="top"/>
      <style:text-properties style:font-name="Verdana"/>
    </style:style>
    <style:style style:name="ce67" style:family="table-cell" style:parent-style-name="Default">
      <style:table-cell-properties fo:border="0.0008in solid #000000"/>
    </style:style>
    <style:style style:name="ce68"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69" style:family="table-cell" style:parent-style-name="Default">
      <style:table-cell-properties fo:background-color="#ccccff"/>
    </style:style>
    <style:style style:name="ce70" style:family="table-cell" style:parent-style-name="Default">
      <style:table-cell-properties fo:wrap-option="wrap" fo:border="0.0008in solid #000000"/>
      <style:text-properties style:font-name="Verdana"/>
    </style:style>
    <style:style style:name="ce71" style:family="table-cell" style:parent-style-name="Default">
      <style:table-cell-properties fo:border="0.0071in solid #000000" style:vertical-align="top"/>
      <style:text-properties style:font-name="Verdana"/>
    </style:style>
    <style:style style:name="ce72" style:family="table-cell" style:parent-style-name="Default">
      <style:table-cell-properties fo:border-bottom="none" fo:border-left="none" fo:border-right="0.0138in solid #000000" fo:border-top="none" style:vertical-align="top"/>
      <style:text-properties style:font-name="Verdana"/>
    </style:style>
    <style:style style:name="ce73"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74"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75" style:family="table-cell" style:parent-style-name="Default">
      <style:table-cell-properties fo:border-bottom="none" fo:border-left="none" fo:border-right="0.0071in solid #000000" fo:border-top="none"/>
    </style:style>
    <style:style style:name="ce76"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77" style:family="table-cell" style:parent-style-name="Default">
      <style:table-cell-properties fo:border-bottom="0.0008in solid #c0c0c0" style:text-align-source="fix" style:repeat-content="false" fo:wrap-option="wrap" fo:border-left="0.0008in solid #000000" fo:border-right="0.0008in solid #000000" fo:border-top="0.0008in solid #c0c0c0" style:vertical-align="top"/>
      <style:paragraph-properties fo:text-align="start"/>
      <style:text-properties style:font-name="Verdana"/>
    </style:style>
    <style:style style:name="ce78" style:family="table-cell" style:parent-style-name="Default">
      <style:table-cell-properties fo:border-bottom="0.0008in solid #000000" fo:border-left="0.0008in solid #000000" fo:border-right="0.0008in solid #000000" fo:border-top="none"/>
    </style:style>
    <style:style style:name="ce79"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80" style:family="table-cell" style:parent-style-name="Default">
      <style:table-cell-properties fo:border-bottom="0.0138in solid #c0c0c0" fo:wrap-option="wrap" fo:border-left="none" fo:border-right="0.0138in solid #000000" fo:border-top="0.0138in solid #000000" style:vertical-align="top"/>
      <style:text-properties style:font-name="Verdana" fo:font-weight="normal"/>
    </style:style>
    <style:style style:name="ce81" style:family="table-cell" style:parent-style-name="Default">
      <style:table-cell-properties fo:border-bottom="0.0138in solid #c0c0c0" fo:wrap-option="wrap" fo:border-left="none" fo:border-right="0.0138in solid #000000" fo:border-top="0.0138in solid #c0c0c0" style:vertical-align="top"/>
      <style:text-properties style:font-name="Verdana" fo:font-weight="normal"/>
    </style:style>
    <style:style style:name="ce82" style:family="table-cell" style:parent-style-name="Default">
      <style:table-cell-properties fo:border-bottom="0.0138in solid #000000" fo:wrap-option="wrap" fo:border-left="none" fo:border-right="0.0138in solid #000000" fo:border-top="0.0138in solid #c0c0c0" style:vertical-align="top"/>
      <style:text-properties style:font-name="Verdana" fo:font-weight="normal"/>
    </style:style>
    <style:style style:name="ce83"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84"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85"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6" style:family="table-cell" style:parent-style-name="Default">
      <style:table-cell-properties fo:background-color="#000080" fo:wrap-option="wrap" fo:border="0.0138in solid #000000" style:vertical-align="top"/>
      <style:text-properties fo:color="#ffffff" style:font-name="Verdana" fo:font-weight="normal"/>
    </style:style>
    <style:style style:name="ce87"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88"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9"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90"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1" style:family="table-cell" style:parent-style-name="Default">
      <style:table-cell-properties fo:wrap-option="wrap" fo:border="0.0008in solid #000000" style:vertical-align="top"/>
      <style:text-properties style:font-name="Verdana" fo:font-weight="normal"/>
    </style:style>
    <style:style style:name="ce92"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93"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94" style:family="table-cell" style:parent-style-name="Default">
      <style:table-cell-properties fo:border="0.0138in solid #000000" style:vertical-align="top"/>
      <style:text-properties style:font-name="Verdana"/>
    </style:style>
    <style:style style:name="ce95"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96"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214]" style:apply-style-name="Result" style:base-cell-address="StandAlone.E184"/>
      <style:map style:condition="cell-content()=[$StandAlone.$B$215]" style:apply-style-name="Result" style:base-cell-address="StandAlone.E184"/>
      <style:map style:condition="cell-content()=[$StandAlone.$B$216]" style:apply-style-name="Result" style:base-cell-address="StandAlone.E184"/>
    </style:style>
    <style:style style:name="ce97"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214]" style:apply-style-name="Result" style:base-cell-address="StandAlone.E184"/>
      <style:map style:condition="cell-content()=[$StandAlone.$B$215]" style:apply-style-name="Result" style:base-cell-address="StandAlone.E184"/>
      <style:map style:condition="cell-content()=[$StandAlone.$B$216]" style:apply-style-name="Result" style:base-cell-address="StandAlone.E184"/>
    </style:style>
    <style:style style:name="ce98"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214]" style:apply-style-name="Result" style:base-cell-address="StandAlone.E184"/>
      <style:map style:condition="cell-content()=[$StandAlone.$B$215]" style:apply-style-name="Result" style:base-cell-address="StandAlone.E184"/>
      <style:map style:condition="cell-content()=[$StandAlone.$B$216]" style:apply-style-name="Result" style:base-cell-address="StandAlone.E184"/>
    </style:style>
    <style:style style:name="ce99"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214]" style:apply-style-name="Result" style:base-cell-address="StandAlone.E184"/>
      <style:map style:condition="cell-content()=[$StandAlone.$B$215]" style:apply-style-name="Result" style:base-cell-address="StandAlone.E184"/>
      <style:map style:condition="cell-content()=[$StandAlone.$B$216]" style:apply-style-name="Result" style:base-cell-address="StandAlone.E184"/>
    </style:style>
    <style:style style:name="ce100"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214]" style:apply-style-name="Result" style:base-cell-address="StandAlone.E184"/>
      <style:map style:condition="cell-content()=[$StandAlone.$B$215]" style:apply-style-name="Result" style:base-cell-address="StandAlone.E184"/>
      <style:map style:condition="cell-content()=[$StandAlone.$B$216]" style:apply-style-name="Result" style:base-cell-address="StandAlone.E184"/>
    </style:style>
    <style:style style:name="ce101" style:family="table-cell" style:parent-style-name="Default">
      <style:table-cell-properties fo:border-bottom="none" fo:border-left="none" fo:border-right="0.0071in solid #000000" fo:border-top="0.0071in solid #000000"/>
    </style:style>
    <style:style style:name="ce102" style:family="table-cell" style:parent-style-name="Default">
      <style:table-cell-properties fo:border-bottom="0.0071in solid #000000" fo:border-left="none" fo:border-right="0.0071in solid #000000" fo:border-top="none"/>
    </style:style>
    <style:style style:name="ce103"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4" style:family="table-cell" style:parent-style-name="Default">
      <style:table-cell-properties fo:border-bottom="0.0138in solid #c0c0c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5" style:family="table-cell" style:parent-style-name="Default">
      <style:table-cell-properties fo:border-bottom="0.0138in solid #c0c0c0" style:text-align-source="fix" style:repeat-content="false" fo:background-color="transparent" fo:border-left="0.0138in solid #000000" fo:border-right="0.0138in solid #000000" fo:border-top="0.0138in solid #c0c0c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6"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7" style:family="table-cell" style:parent-style-name="Default">
      <style:table-cell-properties fo:border-bottom="none" style:text-align-source="fix" style:repeat-content="false" fo:background-color="transparent" fo:border-left="0.0138in solid #000000" fo:border-right="0.0138in solid #000000" fo:border-top="0.0138in solid #c0c0c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8"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09"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10"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11"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12"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13"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214]" style:apply-style-name="Default" style:base-cell-address="StandAlone.E184"/>
      <style:map style:condition="cell-content()=[$StandAlone.$B$215]" style:apply-style-name="Default" style:base-cell-address="StandAlone.E184"/>
      <style:map style:condition="cell-content()=[$StandAlone.$B$216]" style:apply-style-name="Default" style:base-cell-address="StandAlone.E184"/>
    </style:style>
    <style:style style:name="ce114" style:family="table-cell" style:parent-style-name="Default">
      <style:table-cell-properties style:vertical-align="top"/>
      <style:text-properties style:font-name="Verdana" fo:font-weight="normal"/>
    </style:style>
    <style:style style:name="ce115" style:family="table-cell" style:parent-style-name="Default">
      <style:table-cell-properties fo:wrap-option="wrap"/>
    </style:style>
    <style:style style:name="ce116" style:family="table-cell" style:parent-style-name="Default">
      <style:table-cell-properties style:text-align-source="fix" style:repeat-content="false"/>
      <style:paragraph-properties fo:text-align="center" fo:margin-left="0in"/>
      <style:text-properties fo:font-weight="bold"/>
    </style:style>
    <style:style style:name="ce117"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18" style:family="table-cell" style:parent-style-name="Default">
      <style:table-cell-properties fo:border-bottom="none" fo:border-left="0.0071in solid #000000" fo:border-right="0.0071in solid #000000" fo:border-top="0.0071in solid #000000"/>
      <style:text-properties style:font-name="Verdana"/>
    </style:style>
    <style:style style:name="ce119" style:family="table-cell" style:parent-style-name="Default">
      <style:table-cell-properties fo:border-bottom="none" fo:border-left="0.0071in solid #000000" fo:border-right="0.0071in solid #000000" fo:border-top="none"/>
      <style:text-properties style:font-name="Verdana"/>
    </style:style>
    <style:style style:name="ce120"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21" style:family="table-cell" style:parent-style-name="Default">
      <style:text-properties style:font-name="Verdana"/>
    </style:style>
    <style:style style:name="ce122" style:family="table-cell" style:parent-style-name="Default">
      <style:text-properties fo:font-weight="normal"/>
    </style:style>
    <style:style style:name="ce123" style:family="table-cell" style:parent-style-name="Default">
      <style:text-properties fo:font-weight="bold"/>
    </style:style>
    <style:style style:name="ce124" style:family="table-cell" style:parent-style-name="Default">
      <style:table-cell-properties fo:border-bottom="none" fo:border-left="0.0071in solid #000000" fo:border-right="0.0071in solid #000000" fo:border-top="none"/>
      <style:text-properties style:font-name="Verdana" fo:font-weight="normal"/>
    </style:style>
    <style:style style:name="ce125" style:family="table-cell" style:parent-style-name="Default">
      <style:table-cell-properties fo:border-bottom="0.0071in solid #000000" fo:border-left="0.0071in solid #000000" fo:border-right="0.0071in solid #000000" fo:border-top="none"/>
      <style:text-properties style:font-name="Verdana"/>
    </style:style>
    <style:style style:name="T1"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2" style:family="text">
      <style:text-properties style:font-name="Verdana"/>
    </style:style>
    <style:style style:name="T3" style:family="text">
      <style:text-properties style:font-name="Verdana" style:font-name-asian="Nimbus Sans L1" style:font-name-complex="Lucidasans"/>
    </style:style>
    <style:style style:name="T4"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5"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6"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7" style:family="text">
      <style:text-properties style:font-name="Verdana" fo:font-size="10pt" fo:language="en" fo:country="US" style:font-name-asian="Courier New" style:font-size-asian="10pt" style:font-name-complex="Courier New" style:font-size-complex="10pt"/>
    </style:style>
    <style:style style:name="T8" style:family="text">
      <style:text-properties fo:color="#000080" fo:font-style="italic" fo:font-weight="bold"/>
    </style:style>
    <style:style style:name="T9" style:family="text">
      <style:text-properties fo:color="#000080" style:font-name="Verdana" fo:font-size="10pt" fo:font-style="italic" fo:font-weight="bold"/>
    </style:style>
    <style:style style:name="T10" style:family="text">
      <style:text-properties fo:color="#000080" style:font-name="Verdana" fo:font-size="10pt" fo:font-style="italic" fo:font-weight="bold" style:font-size-asian="12pt" style:font-size-complex="12pt"/>
    </style:style>
    <style:style style:name="T11" style:family="text">
      <style:text-properties style:text-position="super 58%"/>
    </style:style>
    <style:style style:name="T12" style:family="text">
      <style:text-properties style:use-window-font-color="true" fo:font-style="normal" fo:font-weight="normal"/>
    </style:style>
    <style:style style:name="T13" style:family="text">
      <style:text-properties style:font-name="Verdana1" style:font-name-asian="Verdana1" style:font-name-complex="Verdana1"/>
    </style:style>
    <style:style style:name="T14" style:family="text">
      <style:text-properties fo:font-weight="bold"/>
    </style:style>
    <style:style style:name="T15" style:family="text">
      <style:text-properties fo:font-weight="normal"/>
    </style:style>
    <style:style style:name="T16" style:family="text">
      <style:text-properties style:font-name="Verdana1" fo:font-weight="normal" style:font-name-asian="Verdana1" style:font-name-complex="Verdana1"/>
    </style:style>
    <style:style style:name="T17"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row table:style-name="ro1">
          <table:table-cell table:number-columns-repeated="2"/>
          <table:table-cell table:style-name="ce53"/>
          <table:table-cell table:number-columns-repeated="251"/>
        </table:table-row>
        <table:table-row table:style-name="ro2">
          <table:table-cell/>
          <table:table-cell table:style-name="ce3" office:value-type="string" table:number-columns-spanned="4" table:number-rows-spanned="1">
            <text:p>WSO2 Enterprise Service Bus check list</text:p>
          </table:table-cell>
          <table:covered-table-cell table:number-columns-repeated="2" table:style-name="ce54" office:value-type="string">
            <text:p>WSO2 Tungsten Stand-alone distribution check list</text:p>
          </table:covered-table-cell>
          <table:covered-table-cell table:style-name="ce93"/>
          <table:table-cell table:number-columns-repeated="249"/>
        </table:table-row>
        <table:table-row table:style-name="ro3">
          <table:table-cell/>
          <table:table-cell table:style-name="ce4"/>
          <table:table-cell/>
          <table:table-cell table:style-name="ce72"/>
          <table:table-cell table:style-name="ce94"/>
          <table:table-cell table:number-columns-repeated="249"/>
        </table:table-row>
        <table:table-row table:style-name="ro3">
          <table:table-cell/>
          <table:table-cell table:style-name="ce5" office:value-type="string">
            <text:p>Component</text:p>
          </table:table-cell>
          <table:table-cell table:style-name="ce55" office:value-type="string">
            <text:p>Test Case</text:p>
          </table:table-cell>
          <table:table-cell table:style-name="ce73" office:value-type="string">
            <text:p>Expected Result</text:p>
          </table:table-cell>
          <table:table-cell table:style-name="ce95" office:value-type="string">
            <text:p>P/F</text:p>
          </table:table-cell>
          <table:table-cell table:number-columns-repeated="249"/>
        </table:table-row>
        <table:table-row table:style-name="ro4">
          <table:table-cell/>
          <table:table-cell table:style-name="ce6" office:value-type="string" table:number-columns-spanned="4" table:number-rows-spanned="1">
            <text:p>Management Console</text:p>
          </table:table-cell>
          <table:covered-table-cell table:style-name="ce56"/>
          <table:covered-table-cell table:style-name="ce74"/>
          <table:covered-table-cell table:style-name="ce96"/>
          <table:table-cell table:number-columns-repeated="249"/>
        </table:table-row>
        <table:table-row table:style-name="ro3">
          <table:table-cell/>
          <table:table-cell table:style-name="ce7"/>
          <table:table-cell table:style-name="ce57"/>
          <table:table-cell table:style-name="ce75"/>
          <table:table-cell table:style-name="ce97" table:content-validation-name="val1"/>
          <table:table-cell table:style-name="ce114" table:number-columns-repeated="249"/>
        </table:table-row>
        <table:table-row table:style-name="ro5">
          <table:table-cell/>
          <table:table-cell table:style-name="ce8" office:value-type="string" table:number-columns-spanned="4" table:number-rows-spanned="1">
            <text:p>Starting/Stopping the server on Windows</text:p>
          </table:table-cell>
          <table:covered-table-cell table:number-columns-repeated="3" table:style-name="Default"/>
          <table:table-cell table:style-name="ce114" table:number-columns-repeated="249"/>
        </table:table-row>
        <table:table-row-group table:display="false">
          <table:table-row table:style-name="ro6" table:visibility="collapse">
            <table:table-cell/>
            <table:table-cell table:style-name="ce9" office:value-type="string">
              <text:p>Starting the WSO2 ESB server from the console</text:p>
            </table:table-cell>
            <table:table-cell table:style-name="ce9" office:value-type="string">
              <text:p>a) Open a command prompt from ESB root directory</text:p>
              <text:p>b) Point to the bin directory which is inside the WSAS root directory</text:p>
              <text:p>c) Type the command wso2-esb.bat and press enter</text:p>
            </table:table-cell>
            <table:table-cell table:style-name="ce76" office:value-type="string">
              <text:p>The WSO2 ESB server should start successfully</text:p>
            </table:table-cell>
            <table:table-cell table:style-name="ce98" table:content-validation-name="val1"/>
            <table:table-cell table:style-name="ce114" table:number-columns-repeated="249"/>
          </table:table-row>
          <table:table-row table:style-name="ro3" table:visibility="collapse">
            <table:table-cell/>
            <table:table-cell table:style-name="ce10" table:number-columns-repeated="2"/>
            <table:table-cell table:style-name="ce77"/>
            <table:table-cell table:style-name="ce99" table:content-validation-name="val1"/>
            <table:table-cell table:style-name="ce114" table:number-columns-repeated="249"/>
          </table:table-row>
          <table:table-row table:style-name="ro7" table:visibility="collapse">
            <table:table-cell/>
            <table:table-cell table:style-name="ce10" office:value-type="string">
              <text:p>Starting the WSO2 ESB server by double clicking on the wso2-esb.bat file</text:p>
            </table:table-cell>
            <table:table-cell table:style-name="ce10" office:value-type="string">
              <text:p>a) Go to the bin directory of the WSAS root directory</text:p>
              <text:p>b) Double click on the bat file wso2wsas.bat</text:p>
            </table:table-cell>
            <table:table-cell table:style-name="ce77" office:value-type="string">
              <text:p>The WSO2 ESB server should start successfully</text:p>
            </table:table-cell>
            <table:table-cell table:style-name="ce99" table:content-validation-name="val1"/>
            <table:table-cell table:style-name="ce114" table:number-columns-repeated="249"/>
          </table:table-row>
          <table:table-row table:style-name="ro3" table:visibility="collapse">
            <table:table-cell/>
            <table:table-cell table:style-name="ce10" table:number-columns-repeated="2"/>
            <table:table-cell table:style-name="ce77"/>
            <table:table-cell table:style-name="ce99" table:content-validation-name="val1"/>
            <table:table-cell table:style-name="ce114" table:number-columns-repeated="249"/>
          </table:table-row>
          <table:table-row table:style-name="ro7" table:visibility="collapse">
            <table:table-cell/>
            <table:table-cell table:style-name="ce10" office:value-type="string">
              <text:p>Start the WSO2 ESB server using the startup.bat</text:p>
            </table:table-cell>
            <table:table-cell table:style-name="ce10" office:value-type="string">
              <text:p>a) Go to the bin directory of the WSAS root directory</text:p>
              <text:p>b) Execute the command startup.bat</text:p>
            </table:table-cell>
            <table:table-cell table:style-name="ce77" office:value-type="string">
              <text:p>The WSO2 ESB server should start successfully</text:p>
            </table:table-cell>
            <table:table-cell table:style-name="ce99" table:content-validation-name="val1"/>
            <table:table-cell table:style-name="ce114" table:number-columns-repeated="249"/>
          </table:table-row>
          <table:table-row table:style-name="ro3" table:visibility="collapse">
            <table:table-cell/>
            <table:table-cell table:style-name="ce10" table:number-columns-repeated="2"/>
            <table:table-cell table:style-name="ce77"/>
            <table:table-cell table:style-name="ce99" table:content-validation-name="val1"/>
            <table:table-cell table:style-name="ce114" table:number-columns-repeated="249"/>
          </table:table-row>
          <table:table-row table:style-name="ro7" table:visibility="collapse">
            <table:table-cell/>
            <table:table-cell table:style-name="ce10" office:value-type="string">
              <text:p>Stop the WSO2 ESB server with the shutdown.bat</text:p>
            </table:table-cell>
            <table:table-cell table:style-name="ce10" office:value-type="string">
              <text:p>a) Go to the bin directory of the WSAS root directory</text:p>
              <text:p>b) Execute the command shutdown.bat</text:p>
            </table:table-cell>
            <table:table-cell table:style-name="ce77" office:value-type="string">
              <text:p>The WSO2 ESB server should start successfully</text:p>
            </table:table-cell>
            <table:table-cell table:style-name="ce99" table:content-validation-name="val1"/>
            <table:table-cell table:style-name="ce114" table:number-columns-repeated="249"/>
          </table:table-row>
          <table:table-row table:style-name="ro3" table:visibility="collapse">
            <table:table-cell/>
            <table:table-cell table:style-name="ce10" table:number-columns-repeated="2"/>
            <table:table-cell table:style-name="ce77"/>
            <table:table-cell table:style-name="ce99" table:content-validation-name="val1"/>
            <table:table-cell table:style-name="ce114" table:number-columns-repeated="249"/>
          </table:table-row>
          <table:table-row table:style-name="ro8" table:visibility="collapse">
            <table:table-cell/>
            <table:table-cell table:style-name="ce10" office:value-type="string">
              <text:p>Install WSO2 ESB as a service</text:p>
            </table:table-cell>
            <table:table-cell table:style-name="ce10" office:value-type="string">
              <text:p>a) Go to the bin directory of the WSAS root directory b) Double click on the bat file install-wso2-esb-service.bat</text:p>
            </table:table-cell>
            <table:table-cell table:style-name="ce77" office:value-type="string">
              <text:p>The WSO2 Enterprise Service Bus (ESB) will be installed in the system as a service</text:p>
            </table:table-cell>
            <table:table-cell table:style-name="ce99" table:content-validation-name="val1"/>
            <table:table-cell table:style-name="ce114" table:number-columns-repeated="249"/>
          </table:table-row>
          <table:table-row table:style-name="ro3" table:visibility="collapse">
            <table:table-cell/>
            <table:table-cell table:style-name="ce10" table:number-columns-repeated="2"/>
            <table:table-cell table:style-name="ce77"/>
            <table:table-cell table:style-name="ce99" table:content-validation-name="val1"/>
            <table:table-cell table:style-name="ce114" table:number-columns-repeated="249"/>
          </table:table-row>
          <table:table-row table:style-name="ro8" table:visibility="collapse">
            <table:table-cell/>
            <table:table-cell table:style-name="ce10" office:value-type="string">
              <text:p>Uninstall WSO2 ESB as a service</text:p>
            </table:table-cell>
            <table:table-cell table:style-name="ce10" office:value-type="string">
              <text:p>a) Go to the bin directory of the WSAS root directory b) Double click on the bat file uninstall-wso2-esb-service.bat</text:p>
            </table:table-cell>
            <table:table-cell table:style-name="ce77" office:value-type="string">
              <text:p>The WSO2 Enterprise Service Bus (ESB) will be removed from the system</text:p>
            </table:table-cell>
            <table:table-cell table:style-name="ce99" table:content-validation-name="val1"/>
            <table:table-cell table:style-name="ce114" table:number-columns-repeated="249"/>
          </table:table-row>
        </table:table-row-group>
        <table:table-row table:style-name="ro3">
          <table:table-cell/>
          <table:table-cell table:style-name="ce11" table:number-columns-repeated="2"/>
          <table:table-cell table:style-name="ce78"/>
          <table:table-cell table:style-name="ce100" table:content-validation-name="val1"/>
          <table:table-cell table:style-name="ce114" table:number-columns-repeated="249"/>
        </table:table-row>
        <table:table-row table:style-name="ro5">
          <table:table-cell/>
          <table:table-cell table:style-name="ce8" office:value-type="string" table:number-columns-spanned="4" table:number-rows-spanned="1">
            <text:p>Starting/Stopping the server on Linux</text:p>
          </table:table-cell>
          <table:covered-table-cell table:number-columns-repeated="3" table:style-name="Default"/>
          <table:table-cell table:style-name="ce114" table:number-columns-repeated="249"/>
        </table:table-row>
        <table:table-row-group table:display="false">
          <table:table-row table:style-name="ro8" table:visibility="collapse">
            <table:table-cell/>
            <table:table-cell table:style-name="ce12" office:value-type="string">
              <text:p>Starting the WSO2 ESB server through the wso2-esb.sh file</text:p>
            </table:table-cell>
            <table:table-cell table:style-name="ce58" office:value-type="string">
              <text:p>a) Point to the bin directory which is inside the ESB root directory</text:p>
              <text:p>b) Execute the command ./wso2-esb.sh</text:p>
            </table:table-cell>
            <table:table-cell table:style-name="ce58" office:value-type="string">
              <text:p>The WSO2 ESB server should be started successfully</text:p>
            </table:table-cell>
            <table:table-cell table:style-name="ce101"/>
            <table:table-cell table:style-name="ce114" table:number-columns-repeated="249"/>
          </table:table-row>
          <table:table-row table:style-name="ro3" table:visibility="collapse">
            <table:table-cell/>
            <table:table-cell table:style-name="ce13"/>
            <table:table-cell table:style-name="ce59" table:number-columns-repeated="2"/>
            <table:table-cell table:style-name="ce75"/>
            <table:table-cell table:style-name="ce114" table:number-columns-repeated="249"/>
          </table:table-row>
          <table:table-row table:style-name="ro9" table:visibility="collapse">
            <table:table-cell/>
            <table:table-cell table:style-name="ce13" office:value-type="string">
              <text:p>Starting the WSO2 ESB server through the wso2-esb-daemon.sh file</text:p>
            </table:table-cell>
            <table:table-cell table:style-name="ce59" office:value-type="string">
              <text:p>a) Go to the bin directory of the ESB root directory</text:p>
              <text:p>b) Execute the command wso2-esb-daemon.sh start</text:p>
            </table:table-cell>
            <table:table-cell table:style-name="ce59" office:value-type="string">
              <text:p>Should display the message </text:p>
              <text:p>“<text:span text:style-name="T8">Starting WSO2 Enterprise Service Bus (ESB)...</text:span>” </text:p>
              <text:p/>
              <text:p>The WSO2 ESB server should be started successfully</text:p>
              <text:p/>
              <text:p>If checked whether the service is running, use the grep command and the service should be listed as follows</text:p>
              <text:p/>
              <text:p>/usr/local/esb/wso2esb-1.6-SNAPSHOT/./bin/native/wrapper-linux-x86-32 /usr/local/esb/wso2esb-1.6-SNAPSHOT/./webapp/WEB-INF/classes/conf/wrapper.conf wrapper.syslog.ident=ESB wrapper.pidfile=/usr/local/esb/wso2esb-1.6-SNAPSHOT/./ESB.pid wrapper.daemonize=TRUE</text:p>
              <text:p/>
            </table:table-cell>
            <table:table-cell table:style-name="ce75"/>
            <table:table-cell table:style-name="ce114" table:number-columns-repeated="249"/>
          </table:table-row>
          <table:table-row table:style-name="ro3" table:visibility="collapse">
            <table:table-cell/>
            <table:table-cell table:style-name="ce13"/>
            <table:table-cell table:style-name="ce59" table:number-columns-repeated="2"/>
            <table:table-cell table:style-name="ce75"/>
            <table:table-cell table:style-name="ce114" table:number-columns-repeated="249"/>
          </table:table-row>
          <table:table-row table:style-name="ro10" table:visibility="collapse">
            <table:table-cell/>
            <table:table-cell table:style-name="ce13" office:value-type="string">
              <text:p>Stopping the WSO2 ESB server through the wso2-esb-daemon.sh file</text:p>
            </table:table-cell>
            <table:table-cell table:style-name="ce59" office:value-type="string">
              <text:p>a) Go to the bin directory of the ESB root directory</text:p>
              <text:p>b) Execute the command wso2-esb-daemon.sh stop</text:p>
            </table:table-cell>
            <table:table-cell table:style-name="ce59" office:value-type="string">
              <text:p>Should display the message </text:p>
              <text:p>“<text:span text:style-name="T8">Stopping WSO2 Enterprise Service Bus (ESB)...</text:span></text:p>
              <text:p><text:span text:style-name="T8">Stopped WSO2 Enterprise Service Bus (ESB).</text:span>” </text:p>
              <text:p/>
              <text:p>And the service should no longer run in the background</text:p>
            </table:table-cell>
            <table:table-cell table:style-name="ce75"/>
            <table:table-cell table:style-name="ce114" table:number-columns-repeated="249"/>
          </table:table-row>
          <table:table-row table:style-name="ro3" table:visibility="collapse">
            <table:table-cell/>
            <table:table-cell table:style-name="ce14"/>
            <table:table-cell table:style-name="ce60" table:number-columns-repeated="2"/>
            <table:table-cell table:style-name="ce102"/>
            <table:table-cell table:style-name="ce114" table:number-columns-repeated="249"/>
          </table:table-row>
        </table:table-row-group>
        <table:table-row table:style-name="ro3">
          <table:table-cell/>
          <table:table-cell table:style-name="ce7"/>
          <table:table-cell table:style-name="ce57"/>
          <table:table-cell table:style-name="ce75"/>
          <table:table-cell table:style-name="ce97" table:content-validation-name="val1"/>
          <table:table-cell table:style-name="ce114" table:number-columns-repeated="249"/>
        </table:table-row>
        <table:table-row table:style-name="ro5">
          <table:table-cell/>
          <table:table-cell table:style-name="ce8" office:value-type="string" table:number-columns-spanned="4" table:number-rows-spanned="1">
            <text:p>Login Page</text:p>
          </table:table-cell>
          <table:covered-table-cell table:style-name="ce61"/>
          <table:covered-table-cell table:style-name="ce79"/>
          <table:covered-table-cell table:style-name="ce103" table:content-validation-name="val1"/>
          <table:table-cell table:style-name="ce114" table:number-columns-repeated="249"/>
        </table:table-row>
        <table:table-row-group table:display="false">
          <table:table-row table:style-name="ro11" table:visibility="collapse">
            <table:table-cell/>
            <table:table-cell table:style-name="ce15" office:value-type="string">
              <text:p>Forgot Password Link</text:p>
            </table:table-cell>
            <table:table-cell table:style-name="ce15" office:value-type="string">
              <text:p>Click on the Forgot Password Link</text:p>
            </table:table-cell>
            <table:table-cell table:style-name="ce80" office:value-type="string">
              <text:p>Should display the “Forgot WSO2 Enterprise Service Bus (ESB) Management Console Password” page</text:p>
            </table:table-cell>
            <table:table-cell table:style-name="ce104" table:content-validation-name="val1"/>
            <table:table-cell table:style-name="ce114" table:number-columns-repeated="249"/>
          </table:table-row>
          <table:table-row table:style-name="ro11" table:visibility="collapse">
            <table:table-cell/>
            <table:table-cell table:style-name="ce16"/>
            <table:table-cell table:style-name="ce16" office:value-type="string">
              <text:p>Click on the “Back” button of the forgot password page</text:p>
            </table:table-cell>
            <table:table-cell table:style-name="ce81" office:value-type="string">
              <text:p>Should take the user back to the “Home Page”</text:p>
            </table:table-cell>
            <table:table-cell table:style-name="ce105" table:content-validation-name="val1"/>
            <table:table-cell table:style-name="ce114" table:number-columns-repeated="249"/>
          </table:table-row>
          <table:table-row table:style-name="ro3" table:visibility="collapse">
            <table:table-cell/>
            <table:table-cell table:style-name="ce16" table:number-columns-repeated="2"/>
            <table:table-cell table:style-name="ce81"/>
            <table:table-cell table:style-name="ce105" table:content-validation-name="val1"/>
            <table:table-cell table:style-name="ce114" table:number-columns-repeated="249"/>
          </table:table-row>
          <table:table-row table:style-name="ro5" table:visibility="collapse">
            <table:table-cell/>
            <table:table-cell table:style-name="ce16" office:value-type="string">
              <text:p>Sign-in Help Link</text:p>
            </table:table-cell>
            <table:table-cell table:style-name="ce16" office:value-type="string">
              <text:p>Click on the Sign-in Help Link</text:p>
            </table:table-cell>
            <table:table-cell table:style-name="ce81" office:value-type="string">
              <text:p>Should display the “Help on Signing In” page</text:p>
            </table:table-cell>
            <table:table-cell table:style-name="ce105" table:content-validation-name="val1"/>
            <table:table-cell table:style-name="ce114" table:number-columns-repeated="249"/>
          </table:table-row>
          <table:table-row table:style-name="ro5" table:visibility="collapse">
            <table:table-cell/>
            <table:table-cell table:style-name="ce16"/>
            <table:table-cell table:style-name="ce16" office:value-type="string">
              <text:p>Click on the “Back” button of the Sign-in Help page</text:p>
            </table:table-cell>
            <table:table-cell table:style-name="ce81" office:value-type="string">
              <text:p>Should take the user back to the “Home Page”</text:p>
            </table:table-cell>
            <table:table-cell table:style-name="ce105" table:content-validation-name="val1"/>
            <table:table-cell table:style-name="ce114" table:number-columns-repeated="249"/>
          </table:table-row>
          <table:table-row table:style-name="ro3" table:visibility="collapse">
            <table:table-cell/>
            <table:table-cell table:style-name="ce16" table:number-columns-repeated="2"/>
            <table:table-cell table:style-name="ce81"/>
            <table:table-cell table:style-name="ce105" table:content-validation-name="val1"/>
            <table:table-cell table:style-name="ce114" table:number-columns-repeated="249"/>
          </table:table-row>
          <table:table-row table:style-name="ro11" table:visibility="collapse">
            <table:table-cell/>
            <table:table-cell table:style-name="ce16" office:value-type="string">
              <text:p>About WSO2 Enterprise Service Bus (ESB) Link</text:p>
            </table:table-cell>
            <table:table-cell table:style-name="ce16" office:value-type="string">
              <text:p>Click on the About WSO2 Enterprise Service Bus (ESB) Link</text:p>
            </table:table-cell>
            <table:table-cell table:style-name="ce81" office:value-type="string">
              <text:p>Should display the “About WSO2 Enterprise Service Bus (ESB)” page</text:p>
            </table:table-cell>
            <table:table-cell table:style-name="ce105" table:content-validation-name="val1"/>
            <table:table-cell table:style-name="ce114" table:number-columns-repeated="249"/>
          </table:table-row>
          <table:table-row table:style-name="ro11" table:visibility="collapse">
            <table:table-cell/>
            <table:table-cell table:style-name="ce16" table:number-columns-repeated="2"/>
            <table:table-cell table:style-name="ce81" office:value-type="string">
              <text:p>Verify the link “Apache Software License (v2.0)” is directed to the correct web page</text:p>
            </table:table-cell>
            <table:table-cell table:style-name="ce105" table:content-validation-name="val1"/>
            <table:table-cell table:style-name="ce114" table:number-columns-repeated="249"/>
          </table:table-row>
          <table:table-row table:style-name="ro11" table:visibility="collapse">
            <table:table-cell/>
            <table:table-cell table:style-name="ce16" table:number-columns-repeated="2"/>
            <table:table-cell table:style-name="ce81" office:value-type="string">
              <text:p>Verify the link “<text:a xlink:href="http://www.wso2.org/projects/esb/java">http://www.wso2.org/projects/esb/java</text:a>” is directed to the correct page</text:p>
            </table:table-cell>
            <table:table-cell table:style-name="ce105" table:content-validation-name="val1"/>
            <table:table-cell table:style-name="ce114" table:number-columns-repeated="249"/>
          </table:table-row>
          <table:table-row table:style-name="ro5" table:visibility="collapse">
            <table:table-cell/>
            <table:table-cell table:style-name="ce16" table:number-columns-repeated="2"/>
            <table:table-cell table:style-name="ce81" office:value-type="string">
              <text:p>Verify the link “<text:a xlink:href="http://www.wso2.org/">www.wso2.org</text:a>” is directed to the correct page</text:p>
            </table:table-cell>
            <table:table-cell table:style-name="ce105" table:content-validation-name="val1"/>
            <table:table-cell table:style-name="ce114" table:number-columns-repeated="249"/>
          </table:table-row>
          <table:table-row table:style-name="ro11" table:visibility="collapse">
            <table:table-cell/>
            <table:table-cell table:style-name="ce16" table:number-columns-repeated="2"/>
            <table:table-cell table:style-name="ce81" office:value-type="string">
              <text:p>Verify the link “<text:a xlink:href="http://www.wso2.com/">www.wso2.com</text:a>” is directed to the correct page</text:p>
            </table:table-cell>
            <table:table-cell table:style-name="ce105" table:content-validation-name="val1"/>
            <table:table-cell table:style-name="ce114" table:number-columns-repeated="249"/>
          </table:table-row>
          <table:table-row table:style-name="ro11" table:visibility="collapse">
            <table:table-cell/>
            <table:table-cell table:style-name="ce16"/>
            <table:table-cell table:style-name="ce16" office:value-type="string">
              <text:p>Click on the “Back” button of the About WSO2 Enterprise Service Bus (ESB) page</text:p>
            </table:table-cell>
            <table:table-cell table:style-name="ce81" office:value-type="string">
              <text:p>Should take the user back to the “Home Page”</text:p>
            </table:table-cell>
            <table:table-cell table:style-name="ce105" table:content-validation-name="val1"/>
            <table:table-cell table:style-name="ce114" table:number-columns-repeated="249"/>
          </table:table-row>
          <table:table-row table:style-name="ro3" table:visibility="collapse">
            <table:table-cell/>
            <table:table-cell table:style-name="ce16" table:number-columns-repeated="2"/>
            <table:table-cell table:style-name="ce81"/>
            <table:table-cell table:style-name="ce105" table:content-validation-name="val1"/>
            <table:table-cell table:style-name="ce114" table:number-columns-repeated="249"/>
          </table:table-row>
          <table:table-row table:style-name="ro11" table:visibility="collapse">
            <table:table-cell/>
            <table:table-cell table:style-name="ce16" office:value-type="string">
              <text:p>FAQs Link</text:p>
            </table:table-cell>
            <table:table-cell table:style-name="ce16" office:value-type="string">
              <text:p>Click on the FAQs Link</text:p>
            </table:table-cell>
            <table:table-cell table:style-name="ce81" office:value-type="string">
              <text:p>Should display the “Frequently Asked Questions (FAQs) on WSO2 Enterprise Service Bus (ESB)” page</text:p>
            </table:table-cell>
            <table:table-cell table:style-name="ce105" table:content-validation-name="val1"/>
            <table:table-cell table:style-name="ce114" table:number-columns-repeated="249"/>
          </table:table-row>
          <table:table-row table:style-name="ro5" table:visibility="collapse">
            <table:table-cell/>
            <table:table-cell table:style-name="ce16"/>
            <table:table-cell table:style-name="ce16" office:value-type="string">
              <text:p>Click on the “Back” button of the FAQs page</text:p>
            </table:table-cell>
            <table:table-cell table:style-name="ce81" office:value-type="string">
              <text:p>Should take the user back to the “Home Page”</text:p>
            </table:table-cell>
            <table:table-cell table:style-name="ce105" table:content-validation-name="val1"/>
            <table:table-cell table:style-name="ce114" table:number-columns-repeated="249"/>
          </table:table-row>
          <table:table-row table:style-name="ro3" table:visibility="collapse">
            <table:table-cell/>
            <table:table-cell table:style-name="ce17"/>
            <table:table-cell table:style-name="ce16"/>
            <table:table-cell table:style-name="ce81"/>
            <table:table-cell table:style-name="ce105" table:content-validation-name="val1"/>
            <table:table-cell table:style-name="ce114" table:number-columns-repeated="249"/>
          </table:table-row>
          <table:table-row table:style-name="ro11" table:visibility="collapse">
            <table:table-cell/>
            <table:table-cell table:style-name="ce17"/>
            <table:table-cell table:style-name="ce16" office:value-type="string">
              <text:p>Login with invalid user name/password</text:p>
            </table:table-cell>
            <table:table-cell table:style-name="ce81" office:value-type="string">
              <text:p>Should display the error message “Login failed. Please recheck the user name and password and try again”</text:p>
            </table:table-cell>
            <table:table-cell table:style-name="ce105" table:content-validation-name="val1"/>
            <table:table-cell table:style-name="ce114" table:number-columns-repeated="249"/>
          </table:table-row>
          <table:table-row table:style-name="ro11" table:visibility="collapse">
            <table:table-cell/>
            <table:table-cell table:style-name="ce18"/>
            <table:table-cell table:style-name="ce20" office:value-type="string">
              <text:p>Login with valid user name/password – admin/admin</text:p>
            </table:table-cell>
            <table:table-cell table:style-name="ce82" office:value-type="string">
              <text:p>Should load the “WSO2 Enterprise Service Bus (ESB) – Home”</text:p>
            </table:table-cell>
            <table:table-cell table:style-name="ce106" table:content-validation-name="val1"/>
            <table:table-cell table:style-name="ce114" table:number-columns-repeated="249"/>
          </table:table-row>
        </table:table-row-group>
        <table:table-row table:style-name="ro3">
          <table:table-cell/>
          <table:table-cell table:style-name="ce19"/>
          <table:table-cell table:style-name="ce61"/>
          <table:table-cell table:style-name="ce79"/>
          <table:table-cell table:style-name="ce106" table:content-validation-name="val1"/>
          <table:table-cell table:style-name="ce114" table:number-columns-repeated="249"/>
        </table:table-row>
        <table:table-row table:style-name="ro5">
          <table:table-cell/>
          <table:table-cell table:style-name="ce8" office:value-type="string" table:number-columns-spanned="4" table:number-rows-spanned="1">
            <text:p>Home Page</text:p>
          </table:table-cell>
          <table:covered-table-cell table:style-name="ce61"/>
          <table:covered-table-cell table:style-name="ce79"/>
          <table:covered-table-cell table:style-name="ce103" table:content-validation-name="val1"/>
          <table:table-cell table:style-name="ce114" table:number-columns-repeated="249"/>
        </table:table-row>
        <table:table-row-group table:display="false">
          <table:table-row table:style-name="ro12" table:visibility="collapse">
            <table:table-cell/>
            <table:table-cell table:style-name="ce15" office:value-type="string">
              <text:p>Information of the Home page</text:p>
            </table:table-cell>
            <table:table-cell table:style-name="ce15" office:value-type="string">
              <text:p>Check the information of the Home page</text:p>
            </table:table-cell>
            <table:table-cell table:style-name="ce80" office:value-type="string">
              <text:p>The following information should be displayed when the home page is loaded</text:p>
              <text:p/>
              <text:p>Server Name</text:p>
              <text:p>Server Start Time</text:p>
              <text:p>System Up Time</text:p>
              <text:p>Free Memory (JVM)</text:p>
              <text:p>Total Memory (JVM)</text:p>
            </table:table-cell>
            <table:table-cell table:style-name="ce104" table:content-validation-name="val1"/>
            <table:table-cell table:style-name="ce114" table:number-columns-repeated="249"/>
          </table:table-row>
          <table:table-row table:style-name="ro5" table:visibility="collapse">
            <table:table-cell/>
            <table:table-cell table:style-name="ce17" office:value-type="string">
              <text:p>Link for Proxy Services</text:p>
            </table:table-cell>
            <table:table-cell table:style-name="ce16" office:value-type="string">
              <text:p>Click on the image given for Proxy Services</text:p>
            </table:table-cell>
            <table:table-cell table:style-name="ce81" office:value-type="string">
              <text:p>Should take the user to the “Manage Proxy Service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for Scheduled Tasks</text:p>
            </table:table-cell>
            <table:table-cell table:style-name="ce16" office:value-type="string">
              <text:p>Click on the image given for Scheduled Tasks</text:p>
            </table:table-cell>
            <table:table-cell table:style-name="ce81" office:value-type="string">
              <text:p>Should take the user to the “Manage Task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for Endpoints</text:p>
            </table:table-cell>
            <table:table-cell table:style-name="ce16" office:value-type="string">
              <text:p>Click on the image given for Endpoints</text:p>
            </table:table-cell>
            <table:table-cell table:style-name="ce81" office:value-type="string">
              <text:p>Should take the user to the “Manage Endpoint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for Sequences</text:p>
            </table:table-cell>
            <table:table-cell table:style-name="ce16" office:value-type="string">
              <text:p>Click on the image given for Sequences</text:p>
            </table:table-cell>
            <table:table-cell table:style-name="ce81" office:value-type="string">
              <text:p>Should take the user to the “Manage Sequences” page</text:p>
            </table:table-cell>
            <table:table-cell table:style-name="ce105" table:content-validation-name="val1"/>
            <table:table-cell table:style-name="ce114" table:number-columns-repeated="249"/>
          </table:table-row>
          <table:table-row table:style-name="ro11" table:visibility="collapse">
            <table:table-cell/>
            <table:table-cell table:style-name="ce17" office:value-type="string">
              <text:p>Link for Registries</text:p>
            </table:table-cell>
            <table:table-cell table:style-name="ce16" office:value-type="string">
              <text:p>Click on the image given for Registries</text:p>
            </table:table-cell>
            <table:table-cell table:style-name="ce81" office:value-type="string">
              <text:p>Should take the user to the “Manage Local Registry Entries” page</text:p>
            </table:table-cell>
            <table:table-cell table:style-name="ce105" table:content-validation-name="val1"/>
            <table:table-cell table:style-name="ce114" table:number-columns-repeated="249"/>
          </table:table-row>
          <table:table-row table:style-name="ro11" table:visibility="collapse">
            <table:table-cell/>
            <table:table-cell table:style-name="ce17" office:value-type="string">
              <text:p>Link “Apache Synapse”</text:p>
            </table:table-cell>
            <table:table-cell table:style-name="ce16" office:value-type="string">
              <text:p>Click on the link “Apache Synapse”</text:p>
            </table:table-cell>
            <table:table-cell table:style-name="ce81" office:value-type="string">
              <text:p>Should take the user to the “<text:a xlink:href="http://ws.apache.org/synapse/">http://ws.apache.org/synapse/</text:a>” site</text:p>
            </table:table-cell>
            <table:table-cell table:style-name="ce105" table:content-validation-name="val1"/>
            <table:table-cell table:style-name="ce114" table:number-columns-repeated="249"/>
          </table:table-row>
          <table:table-row table:style-name="ro11" table:visibility="collapse">
            <table:table-cell/>
            <table:table-cell table:style-name="ce17" office:value-type="string">
              <text:p>Link “Quick Start Guide”</text:p>
            </table:table-cell>
            <table:table-cell table:style-name="ce16" office:value-type="string">
              <text:p>Click on the link “Quick Start Guide”</text:p>
            </table:table-cell>
            <table:table-cell table:style-name="ce81" office:value-type="string">
              <text:p>Should take the user to the “WSO2 Enterprise Service Bus (ESB), v 1.5 Quick Start Guide”</text:p>
            </table:table-cell>
            <table:table-cell table:style-name="ce105" table:content-validation-name="val1"/>
            <table:table-cell table:style-name="ce114" table:number-columns-repeated="249"/>
          </table:table-row>
          <table:table-row table:style-name="ro11" table:visibility="collapse">
            <table:table-cell/>
            <table:table-cell table:style-name="ce17" office:value-type="string">
              <text:p>Link “Local Registry”</text:p>
            </table:table-cell>
            <table:table-cell table:style-name="ce16" office:value-type="string">
              <text:p>Click on the link “Local Registry”</text:p>
            </table:table-cell>
            <table:table-cell table:style-name="ce81" office:value-type="string">
              <text:p>Should take the user to the “Manage Local Registry Entrie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Integrated Registry”</text:p>
            </table:table-cell>
            <table:table-cell table:style-name="ce16" office:value-type="string">
              <text:p>Click on the link “Integrated Registry”</text:p>
            </table:table-cell>
            <table:table-cell table:style-name="ce81" office:value-type="string">
              <text:p>Should take the user to the “Manage Registry”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System Information”</text:p>
            </table:table-cell>
            <table:table-cell table:style-name="ce16" office:value-type="string">
              <text:p>Click on the link “System Information”</text:p>
            </table:table-cell>
            <table:table-cell table:style-name="ce81" office:value-type="string">
              <text:p>Should take the user to the “System Information”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Statistics”</text:p>
            </table:table-cell>
            <table:table-cell table:style-name="ce16" office:value-type="string">
              <text:p>Click on the link “Statistics”</text:p>
            </table:table-cell>
            <table:table-cell table:style-name="ce81" office:value-type="string">
              <text:p>Should take the user to the “ESB System Statistic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System Logs”</text:p>
            </table:table-cell>
            <table:table-cell table:style-name="ce16" office:value-type="string">
              <text:p>Click on the link “System Logs”</text:p>
            </table:table-cell>
            <table:table-cell table:style-name="ce81" office:value-type="string">
              <text:p>Should take the user to the “System Logs” page</text:p>
            </table:table-cell>
            <table:table-cell table:style-name="ce105" table:content-validation-name="val1"/>
            <table:table-cell table:style-name="ce114" table:number-columns-repeated="249"/>
          </table:table-row>
          <table:table-row table:style-name="ro5" table:visibility="collapse">
            <table:table-cell/>
            <table:table-cell table:style-name="ce17" office:value-type="string">
              <text:p>Link “Traces”</text:p>
            </table:table-cell>
            <table:table-cell table:style-name="ce16" office:value-type="string">
              <text:p>Click on the link “Traces”</text:p>
            </table:table-cell>
            <table:table-cell table:style-name="ce81" office:value-type="string">
              <text:p>Should take the user to the “Trace Logs” page</text:p>
            </table:table-cell>
            <table:table-cell table:style-name="ce105" table:content-validation-name="val1"/>
            <table:table-cell table:style-name="ce114" table:number-columns-repeated="249"/>
          </table:table-row>
          <table:table-row table:style-name="ro13" table:visibility="collapse">
            <table:table-cell/>
            <table:table-cell table:style-name="ce16" office:value-type="string">
              <text:p>Sign Out Link</text:p>
            </table:table-cell>
            <table:table-cell table:style-name="ce16" office:value-type="string">
              <text:p>Click on the “Sign Out” link</text:p>
            </table:table-cell>
            <table:table-cell table:style-name="ce81" office:value-type="string">
              <text:p>Should display the “WSO2 ESB Login Page”</text:p>
            </table:table-cell>
            <table:table-cell table:style-name="ce105" table:content-validation-name="val1"/>
            <table:table-cell table:style-name="ce114" table:number-columns-repeated="249"/>
          </table:table-row>
          <table:table-row table:style-name="ro11" table:visibility="collapse">
            <table:table-cell/>
            <table:table-cell table:style-name="ce20" office:value-type="string">
              <text:p>Help</text:p>
            </table:table-cell>
            <table:table-cell table:style-name="ce20" office:value-type="string">
              <text:p>Click on the “Help” link</text:p>
            </table:table-cell>
            <table:table-cell table:style-name="ce82" office:value-type="string">
              <text:p>Should display the “WSO2 Enterprise Service Bus (ESB) v &lt;version number&gt; Administrator Guide” page</text:p>
            </table:table-cell>
            <table:table-cell table:style-name="ce107" table:content-validation-name="val1"/>
            <table:table-cell table:style-name="ce114" table:number-columns-repeated="249"/>
          </table:table-row>
        </table:table-row-group>
        <table:table-row table:style-name="ro3">
          <table:table-cell/>
          <table:table-cell table:style-name="ce21"/>
          <table:table-cell table:style-name="ce61"/>
          <table:table-cell table:style-name="ce83"/>
          <table:table-cell table:style-name="ce106" table:content-validation-name="val1"/>
          <table:table-cell table:style-name="ce114" table:number-columns-repeated="249"/>
        </table:table-row>
        <table:table-row table:style-name="ro14">
          <table:table-cell/>
          <table:table-cell table:style-name="ce22" office:value-type="string" table:number-columns-spanned="4" table:number-rows-spanned="1">
            <text:p>Manage</text:p>
          </table:table-cell>
          <table:covered-table-cell table:style-name="ce27"/>
          <table:covered-table-cell table:style-name="ce84"/>
          <table:covered-table-cell table:style-name="ce103" table:content-validation-name="val1"/>
          <table:table-cell table:style-name="ce114" table:number-columns-repeated="249"/>
        </table:table-row>
        <table:table-row table:style-name="ro3">
          <table:table-cell/>
          <table:table-cell table:style-name="ce23"/>
          <table:table-cell table:style-name="ce61"/>
          <table:table-cell table:style-name="ce79"/>
          <table:table-cell table:style-name="ce106" table:content-validation-name="val1"/>
          <table:table-cell table:style-name="ce114" table:number-columns-repeated="249"/>
        </table:table-row>
        <table:table-row table:style-name="ro5">
          <table:table-cell/>
          <table:table-cell table:style-name="ce24" office:value-type="string" table:number-columns-spanned="4" table:number-rows-spanned="1">
            <text:p>Proxy Services</text:p>
          </table:table-cell>
          <table:covered-table-cell table:style-name="ce61"/>
          <table:covered-table-cell table:style-name="ce79"/>
          <table:covered-table-cell table:style-name="ce103" table:content-validation-name="val1"/>
          <table:table-cell table:style-name="ce114" table:number-columns-repeated="249"/>
        </table:table-row>
        <table:table-row-group table:display="false">
          <table:table-row table:style-name="ro10" table:visibility="collapse">
            <table:table-cell/>
            <table:table-cell table:style-name="ce25"/>
            <table:table-cell table:style-name="ce61" office:value-type="string">
              <text:p>Test the links given as module names</text:p>
            </table:table-cell>
            <table:table-cell table:style-name="ce79" office:value-type="string">
              <text:p>1. Should display the Module Information</text:p>
              <text:p/>
              <text:p>2. Should display the links <text:s/></text:p>
              <text:p><text:s text:c="8"/>- Configure Parameters</text:p>
              <text:p><text:s text:c="8"/>- Configure Policies</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1" office:value-type="string">
              <text:p>Globally engage the modules Sandesha2, Rampart, Rahas, Throttle and Addressing modules</text:p>
            </table:table-cell>
            <table:table-cell table:style-name="ce79" office:value-type="string">
              <text:p>The module should be engaged globally</text:p>
              <text:p/>
              <text:p>Should display the message </text:p>
              <text:p/>
              <text:p><text:span text:style-name="T8">“</text:span><text:span text:style-name="T8">&lt;module_name&gt; was successfully engaged globally.”</text:span></text:p>
            </table:table-cell>
            <table:table-cell table:style-name="ce106" table:content-validation-name="val1"/>
            <table:table-cell table:style-name="ce114" table:number-columns-repeated="249"/>
          </table:table-row>
          <table:table-row table:style-name="ro15" table:visibility="collapse">
            <table:table-cell/>
            <table:table-cell table:style-name="ce18"/>
            <table:table-cell table:style-name="ce61" office:value-type="string">
              <text:p>Disengage any module</text:p>
            </table:table-cell>
            <table:table-cell table:style-name="ce79" office:value-type="string">
              <text:p>The module should be removed</text:p>
              <text:p/>
              <text:p>The following message should be displayed </text:p>
              <text:p><text:span text:style-name="T8"/></text:p>
              <text:p><text:span text:style-name="T8">“</text:span><text:span text:style-name="T8">The module &lt;module_name&gt; disengaged successfully”</text:span></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1" office:value-type="string">
              <text:p>Try to remove the module rampart when a security scenario has been attached to any service</text:p>
            </table:table-cell>
            <table:table-cell table:style-name="ce79" office:value-type="string">
              <text:p>Should not allow the user to remove the module.</text:p>
              <text:p/>
              <text:p>Should display the message</text:p>
              <text:p><text:span text:style-name="T8">“</text:span><text:span text:style-name="T8">Rampart cannot be disengaged since Adding service is associated with a security scenario.”</text:span></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1" office:value-type="string">
              <text:p>Remove any module which is not engaged globally – on windows</text:p>
            </table:table-cell>
            <table:table-cell table:style-name="ce79" office:value-type="string">
              <text:p>The module should be removed successfully</text:p>
              <text:p/>
              <text:p>The following message should be prompted</text:p>
              <text:p><text:span text:style-name="T9">“</text:span><text:span text:style-name="T10">Module file deletion failed. Due to a JVM issue on MS-Windows, module files cannot be deleted!</text:span><text:span text:style-name="T9">”</text:span></text:p>
            </table:table-cell>
            <table:table-cell table:style-name="ce106" table:content-validation-name="val1"/>
            <table:table-cell table:style-name="ce114" table:number-columns-repeated="249"/>
          </table:table-row>
          <table:table-row table:style-name="ro14" table:visibility="collapse">
            <table:table-cell/>
            <table:table-cell table:style-name="ce18"/>
            <table:table-cell table:style-name="ce61" office:value-type="string">
              <text:p>Upload a MAR file</text:p>
            </table:table-cell>
            <table:table-cell table:style-name="ce79" office:value-type="string">
              <text:p>The module should be engaged successfully</text:p>
            </table:table-cell>
            <table:table-cell table:style-name="ce106" table:content-validation-name="val1"/>
            <table:table-cell table:style-name="ce114" table:number-columns-repeated="249"/>
          </table:table-row>
          <table:table-row table:style-name="ro8" table:visibility="collapse">
            <table:table-cell/>
            <table:table-cell table:style-name="ce18"/>
            <table:table-cell table:style-name="ce61" office:value-type="string">
              <text:p>Upload an invalid MAR</text:p>
            </table:table-cell>
            <table:table-cell table:style-name="ce79" office:value-type="string">
              <text:p>The module should not be engaged</text:p>
              <text:p/>
              <text:p>Should indicate that the mar is faulty</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61" office:value-type="string">
              <text:p>Upload a file which is not a .mar file</text:p>
            </table:table-cell>
            <table:table-cell table:style-name="ce79" office:value-type="string">
              <text:p>Should display the following message </text:p>
              <text:p/>
              <text:p><text:span text:style-name="T8">“</text:span><text:span text:style-name="T8">File upload FAILED. Illegal file type. Only .mar files can be uploaded”</text:span></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61" office:value-type="string">
              <text:p>Try to disengage the module “addressing”</text:p>
            </table:table-cell>
            <table:table-cell table:style-name="ce79" office:value-type="string">
              <text:p>Should display the message </text:p>
              <text:p><text:span text:style-name="T8"/></text:p>
              <text:p><text:span text:style-name="T8">“</text:span><text:span text:style-name="T8">Cannot remove the addressing module. It is required by the Management Console.”</text:span></text:p>
            </table:table-cell>
            <table:table-cell table:style-name="ce106" table:content-validation-name="val1"/>
            <table:table-cell table:style-name="ce114" table:number-columns-repeated="249"/>
          </table:table-row>
          <table:table-row table:style-name="ro10" table:visibility="collapse">
            <table:table-cell/>
            <table:table-cell table:style-name="ce26"/>
            <table:table-cell table:style-name="ce61"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79" office:value-type="string">
              <text:p>Should not be able to do any operation on the console after engaging the module globally</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61" office:value-type="string">
              <text:p>1. Do changes to the policy of the throttle module E.g. :- Set the following parameter &lt;throttle:MaximumCount&gt;8&lt;/throttle:MaximumCount&gt; 2. Engage the module at global level</text:p>
            </table:table-cell>
            <table:table-cell table:style-name="ce79" office:value-type="string">
              <text:p>Should not be able to do any operations after 8 hits</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61" office:value-type="string">
              <text:p>1. Do changes to the policy of the throttle module E.g. :- Set the following parameter &lt;throttle:MaximumCount&gt;8&lt;/throttle:MaximumCount&gt; 2. Engage the module at the service level</text:p>
            </table:table-cell>
            <table:table-cell table:style-name="ce79" office:value-type="string">
              <text:p>Should be able to access the DHTML client for 8 times and if it exceeds 8 times, should not allow to access the client</text:p>
            </table:table-cell>
            <table:table-cell table:style-name="ce106" table:content-validation-name="val1"/>
            <table:table-cell table:style-name="ce114" table:number-columns-repeated="249"/>
          </table:table-row>
          <table:table-row table:style-name="ro16" table:visibility="collapse">
            <table:table-cell/>
            <table:table-cell table:style-name="ce26"/>
            <table:table-cell table:style-name="ce61"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79" office:value-type="string">
              <text:p>Should not be able to do any operations on the management console only during the period which is specified in this parameter. After the specified time is passed, should be able to do any operation</text:p>
            </table:table-cell>
            <table:table-cell table:style-name="ce106" table:content-validation-name="val1"/>
            <table:table-cell table:style-name="ce114" table:number-columns-repeated="249"/>
          </table:table-row>
          <table:table-row table:style-name="ro8" table:visibility="collapse">
            <table:table-cell/>
            <table:table-cell table:style-name="ce26"/>
            <table:table-cell table:style-name="ce61" office:value-type="string">
              <text:p>Set the following parameter to about 800000 milliseconds</text:p>
              <text:p>&lt;throttle:UnitTime&gt;800000&lt;/throttle:UnitTime&gt;</text:p>
            </table:table-cell>
            <table:table-cell table:style-name="ce79" office:value-type="string">
              <text:p>Assume that the user made 7 hits in 800000 milliseconds and try to make the 8<text:span text:style-name="T11">th</text:span> hit after the time specified has passed, he should not be able to do so</text:p>
            </table:table-cell>
            <table:table-cell table:style-name="ce106" table:content-validation-name="val1"/>
            <table:table-cell table:style-name="ce114" table:number-columns-repeated="249"/>
          </table:table-row>
        </table:table-row-group>
        <table:table-row table:style-name="ro3">
          <table:table-cell/>
          <table:table-cell table:style-name="ce27" table:number-columns-repeated="3"/>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Tasks</text:p>
          </table:table-cell>
          <table:covered-table-cell table:style-name="ce61"/>
          <table:covered-table-cell table:style-name="ce79"/>
          <table:covered-table-cell table:style-name="ce103" table:content-validation-name="val1"/>
          <table:table-cell table:style-name="ce114" table:number-columns-repeated="249"/>
        </table:table-row>
        <table:table-row-group table:display="false">
          <table:table-row table:style-name="ro14" table:visibility="collapse">
            <table:table-cell/>
            <table:table-cell table:style-name="ce25"/>
            <table:table-cell table:style-name="ce61" office:value-type="string">
              <text:p>Add parameters to any operation</text:p>
            </table:table-cell>
            <table:table-cell table:style-name="ce79" office:value-type="string">
              <text:p>The parameters should be added successfully</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61" office:value-type="string">
              <text:p>Change the parameter values, click on the button “Update” to save the changed parameters.</text:p>
              <text:p>Click somewhere else on the console and check the parameters changed</text:p>
            </table:table-cell>
            <table:table-cell table:style-name="ce79" office:value-type="string">
              <text:p>The parameters should contain the new values</text:p>
            </table:table-cell>
            <table:table-cell table:style-name="ce106" table:content-validation-name="val1"/>
            <table:table-cell table:style-name="ce114" table:number-columns-repeated="249"/>
          </table:table-row>
          <table:table-row table:style-name="ro8" table:visibility="collapse">
            <table:table-cell/>
            <table:table-cell table:style-name="ce18"/>
            <table:table-cell table:style-name="ce61" office:value-type="string">
              <text:p>Change the parameter values, click on the button “Update” to save the changed parameters and restart the server</text:p>
            </table:table-cell>
            <table:table-cell table:style-name="ce79" office:value-type="string">
              <text:p>Parameters should be persisted</text:p>
            </table:table-cell>
            <table:table-cell table:style-name="ce106" table:content-validation-name="val1"/>
            <table:table-cell table:style-name="ce114" table:number-columns-repeated="249"/>
          </table:table-row>
          <table:table-row table:style-name="ro8" table:visibility="collapse">
            <table:table-cell/>
            <table:table-cell table:style-name="ce28"/>
            <table:table-cell table:style-name="ce61" office:value-type="string">
              <text:p>Try adding invalid characters when adding the parameter</text:p>
            </table:table-cell>
            <table:table-cell table:style-name="ce79" office:value-type="string">
              <text:p>Should display the message </text:p>
              <text:p/>
              <text:p><text:span text:style-name="T9">“</text:span><text:span text:style-name="T10">Parameter name contains an invalid character</text:span><text:span text:style-name="T9">”</text:span></text:p>
            </table:table-cell>
            <table:table-cell table:style-name="ce109" table:content-validation-name="val1"/>
            <table:table-cell table:style-name="ce114" table:number-columns-repeated="249"/>
          </table:table-row>
        </table:table-row-group>
        <table:table-row table:style-name="ro3">
          <table:table-cell/>
          <table:table-cell table:style-name="ce28"/>
          <table:table-cell table:style-name="ce61"/>
          <table:table-cell table:style-name="ce79"/>
          <table:table-cell table:style-name="ce109" table:content-validation-name="val1"/>
          <table:table-cell table:style-name="ce114" table:number-columns-repeated="249"/>
        </table:table-row>
        <table:table-row table:style-name="ro5">
          <table:table-cell/>
          <table:table-cell table:style-name="ce8" office:value-type="string" table:number-columns-spanned="4" table:number-rows-spanned="1">
            <text:p>Endpoints</text:p>
          </table:table-cell>
          <table:covered-table-cell table:style-name="ce61"/>
          <table:covered-table-cell table:style-name="ce79"/>
          <table:covered-table-cell table:style-name="ce103" table:content-validation-name="val1"/>
          <table:table-cell table:style-name="ce114" table:number-columns-repeated="249"/>
        </table:table-row>
        <table:table-row-group table:display="false">
          <table:table-row table:style-name="ro8" table:visibility="collapse">
            <table:table-cell/>
            <table:table-cell table:style-name="ce25"/>
            <table:table-cell table:style-name="ce61" office:value-type="string">
              <text:p>1. Update service policies</text:p>
              <text:p>2. Restart server</text:p>
              <text:p>3. Check policies</text:p>
            </table:table-cell>
            <table:table-cell table:style-name="ce79" office:value-type="string">
              <text:p>Service policies should be updated and persisted</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61" office:value-type="string">
              <text:p>Make the policy malformed and update</text:p>
              <text:p/>
              <text:p>If malformed policies are added a proper error message should be given</text:p>
            </table:table-cell>
            <table:table-cell table:style-name="ce79" office:value-type="string">
              <text:p>Should display the message</text:p>
              <text:p/>
              <text:p><text:span text:style-name="T8">“</text:span><text:span text:style-name="T8">ID Attribute not found in Policy element. Please verify that the policy XML is valid.”</text:span></text:p>
            </table:table-cell>
            <table:table-cell table:style-name="ce106" table:content-validation-name="val1"/>
            <table:table-cell table:style-name="ce114" table:number-columns-repeated="249"/>
          </table:table-row>
        </table:table-row-group>
        <table:table-row table:style-name="ro3">
          <table:table-cell/>
          <table:table-cell table:style-name="ce28"/>
          <table:table-cell table:style-name="ce62"/>
          <table:table-cell table:style-name="ce83"/>
          <table:table-cell table:style-name="ce106" table:content-validation-name="val1"/>
          <table:table-cell table:style-name="ce114" table:number-columns-repeated="249"/>
        </table:table-row>
        <table:table-row table:style-name="ro5">
          <table:table-cell/>
          <table:table-cell table:style-name="ce8" office:value-type="string" table:number-columns-spanned="4" table:number-rows-spanned="1">
            <text:p>Sequences</text:p>
          </table:table-cell>
          <table:covered-table-cell table:style-name="ce21"/>
          <table:covered-table-cell table:style-name="ce61"/>
          <table:covered-table-cell table:style-name="ce103" table:content-validation-name="val1"/>
          <table:table-cell table:style-name="ce114" table:number-columns-repeated="249"/>
        </table:table-row>
        <table:table-row-group table:display="false">
          <table:table-row table:style-name="ro7" table:visibility="collapse">
            <table:table-cell/>
            <table:table-cell table:style-name="ce29"/>
            <table:table-cell table:style-name="ce21" office:value-type="string">
              <text:p>Click on “Security” </text:p>
            </table:table-cell>
            <table:table-cell table:style-name="ce61" office:value-type="string">
              <text:p>The two links “Role Management” and “User Management” should be available</text:p>
            </table:table-cell>
            <table:table-cell table:style-name="ce106" table:content-validation-name="val1"/>
            <table:table-cell table:style-name="ce114" table:number-columns-repeated="249"/>
          </table:table-row>
        </table:table-row-group>
        <table:table-row table:style-name="ro3">
          <table:table-cell/>
          <table:table-cell table:style-name="ce30" table:number-columns-repeated="2"/>
          <table:table-cell table:style-name="ce27"/>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Local Registry</text:p>
          </table:table-cell>
          <table:covered-table-cell table:style-name="ce19"/>
          <table:covered-table-cell table:style-name="ce85"/>
          <table:covered-table-cell table:style-name="ce110" table:content-validation-name="val1"/>
          <table:table-cell table:style-name="ce114" table:number-columns-repeated="249"/>
        </table:table-row>
        <table:table-row-group table:display="false">
          <table:table-row table:style-name="ro6" table:visibility="collapse">
            <table:table-cell/>
            <table:table-cell table:style-name="ce25"/>
            <table:table-cell table:style-name="ce19" office:value-type="string">
              <text:p>Add a new role</text:p>
            </table:table-cell>
            <table:table-cell table:style-name="ce85" office:value-type="string">
              <text:p>The new role should be listed in the grid</text:p>
              <text:p/>
              <text:p>Should display the message :</text:p>
              <text:p><text:span text:style-name="T8">“</text:span><text:span text:style-name="T8">User role was added successfully”</text:span></text:p>
            </table:table-cell>
            <table:table-cell table:style-name="ce111" table:content-validation-name="val1"/>
            <table:table-cell table:style-name="ce114" table:number-columns-repeated="249"/>
          </table:table-row>
          <table:table-row table:style-name="ro6" table:visibility="collapse">
            <table:table-cell/>
            <table:table-cell table:style-name="ce18"/>
            <table:table-cell table:style-name="ce21" office:value-type="string">
              <text:p>Add the same role again</text:p>
            </table:table-cell>
            <table:table-cell table:style-name="ce61" office:value-type="string">
              <text:p>The role should not be added</text:p>
              <text:p/>
              <text:p>Should display the message:</text:p>
              <text:p><text:span text:style-name="T8">“</text:span><text:span text:style-name="T8">User role already exists”</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21" office:value-type="string">
              <text:p>Delete the role</text:p>
            </table:table-cell>
            <table:table-cell table:style-name="ce61" office:value-type="string">
              <text:p>The role should be removed from the grid</text:p>
              <text:p/>
              <text:p>Should display the message:</text:p>
              <text:p><text:span text:style-name="T8">“</text:span><text:span text:style-name="T8">Role &lt;role_name&gt; deleted successfully”</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21" office:value-type="string">
              <text:p>Try to add a user with a blank name</text:p>
            </table:table-cell>
            <table:table-cell table:style-name="ce61" office:value-type="string">
              <text:p>Should not allow to create a role with a blank name</text:p>
              <text:p/>
              <text:p>Should prompt the message </text:p>
              <text:p><text:span text:style-name="T8">“</text:span><text:span text:style-name="T8">Please enter a valid Role name.”</text:span></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21" office:value-type="string">
              <text:p>Should not allow to delete the admin role</text:p>
            </table:table-cell>
            <table:table-cell table:style-name="ce61" office:value-type="string">
              <text:p>Should not remove the admin role</text:p>
              <text:p/>
              <text:p>Should display the message:</text:p>
              <text:p><text:span text:style-name="T8">“</text:span><text:span text:style-name="T8">You cannot delete the default admin role!”</text:span></text:p>
            </table:table-cell>
            <table:table-cell table:style-name="ce106" table:content-validation-name="val1"/>
            <table:table-cell table:style-name="ce114" table:number-columns-repeated="249"/>
          </table:table-row>
          <table:table-row table:style-name="ro16" table:visibility="collapse">
            <table:table-cell/>
            <table:table-cell table:style-name="ce26"/>
            <table:table-cell table:style-name="ce21"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61" office:value-type="string">
              <text:p>Should not allow the user to remove the user role</text:p>
              <text:p/>
              <text:p>Should give the following message</text:p>
              <text:p><text:span text:style-name="T8">“</text:span><text:span text:style-name="T8">Role '&lt;role_name&gt;' cannot be deleted. since it is associated with users; &lt;user_name&gt;, having only this role. Assign these users with a different role before trying to delete this role.”</text:span></text:p>
            </table:table-cell>
            <table:table-cell table:style-name="ce106" table:content-validation-name="val1"/>
            <table:table-cell table:style-name="ce114" table:number-columns-repeated="249"/>
          </table:table-row>
        </table:table-row-group>
        <table:table-row table:style-name="ro3">
          <table:table-cell/>
          <table:table-cell table:style-name="ce27"/>
          <table:table-cell table:style-name="ce30"/>
          <table:table-cell table:style-name="ce27"/>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Configuration</text:p>
          </table:table-cell>
          <table:covered-table-cell table:style-name="ce19"/>
          <table:covered-table-cell table:style-name="ce85"/>
          <table:covered-table-cell table:style-name="ce110" table:content-validation-name="val1"/>
          <table:table-cell table:style-name="ce114" table:number-columns-repeated="249"/>
        </table:table-row>
        <table:table-row-group table:display="false">
          <table:table-row table:style-name="ro15" table:visibility="collapse">
            <table:table-cell/>
            <table:table-cell table:style-name="ce31"/>
            <table:table-cell table:style-name="ce19" office:value-type="string">
              <text:p>Add a user</text:p>
              <text:p/>
              <text:p/>
            </table:table-cell>
            <table:table-cell table:style-name="ce85" office:value-type="string">
              <text:p>1. Should list the user in the grid</text:p>
              <text:p/>
              <text:p>2. Should display the message </text:p>
              <text:p><text:span text:style-name="T8">“</text:span><text:span text:style-name="T8">User with username &lt;user_name&gt; successfully added”</text:span></text:p>
              <text:p><text:span text:style-name="T8"/></text:p>
              <text:p><text:span text:style-name="T12">3. The user role “admin” should be added automatically</text:span></text:p>
            </table:table-cell>
            <table:table-cell table:style-name="ce111" table:content-validation-name="val1"/>
            <table:table-cell table:style-name="ce114" table:number-columns-repeated="249"/>
          </table:table-row>
          <table:table-row table:style-name="ro7" table:visibility="collapse">
            <table:table-cell/>
            <table:table-cell table:style-name="ce18"/>
            <table:table-cell table:style-name="ce21" office:value-type="string">
              <text:p>Add the same user again</text:p>
            </table:table-cell>
            <table:table-cell table:style-name="ce61" office:value-type="string">
              <text:p>Should display the message </text:p>
              <text:p><text:span text:style-name="T8">“</text:span><text:span text:style-name="T8">User with username &lt;user_name&gt; already exists !”</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21" office:value-type="string">
              <text:p>Try to add a user with a blank name</text:p>
            </table:table-cell>
            <table:table-cell table:style-name="ce61" office:value-type="string">
              <text:p>Should not allow the user to create a user with a blank name</text:p>
              <text:p/>
              <text:p>The following message should be prompted</text:p>
              <text:p><text:span text:style-name="T8">“</text:span><text:span text:style-name="T8">Please enter a valid username.”</text:span></text:p>
            </table:table-cell>
            <table:table-cell table:style-name="ce106" table:content-validation-name="val1"/>
            <table:table-cell table:style-name="ce114" table:number-columns-repeated="249"/>
          </table:table-row>
          <table:table-row table:style-name="ro7" table:visibility="collapse">
            <table:table-cell/>
            <table:table-cell table:style-name="ce18"/>
            <table:table-cell table:style-name="ce21" office:value-type="string">
              <text:p>Try to create a user without specifying any value to the filed “Password”</text:p>
            </table:table-cell>
            <table:table-cell table:style-name="ce61" office:value-type="string">
              <text:p>Should display the message </text:p>
              <text:p><text:span text:style-name="T8">“</text:span><text:span text:style-name="T8">Please enter the password.”</text:span></text:p>
            </table:table-cell>
            <table:table-cell table:style-name="ce106" table:content-validation-name="val1"/>
            <table:table-cell table:style-name="ce114" table:number-columns-repeated="249"/>
          </table:table-row>
          <table:table-row table:style-name="ro7" table:visibility="collapse">
            <table:table-cell/>
            <table:table-cell table:style-name="ce18"/>
            <table:table-cell table:style-name="ce21" office:value-type="string">
              <text:p>Try to create a user without specifying any value to the filed “Retype Password”</text:p>
            </table:table-cell>
            <table:table-cell table:style-name="ce61" office:value-type="string">
              <text:p>Should display the message </text:p>
              <text:p><text:span text:style-name="T8">“</text:span><text:span text:style-name="T8">Password and Retyped password does not match”</text:span></text:p>
            </table:table-cell>
            <table:table-cell table:style-name="ce106" table:content-validation-name="val1"/>
            <table:table-cell table:style-name="ce114" table:number-columns-repeated="249"/>
          </table:table-row>
          <table:table-row table:style-name="ro8" table:visibility="collapse">
            <table:table-cell/>
            <table:table-cell table:style-name="ce18"/>
            <table:table-cell table:style-name="ce63" office:value-type="string">
              <text:p>1. Click on the icon to edit the user details</text:p>
              <text:p>2. Change the password</text:p>
              <text:p>3.Try to login to the console using the new password</text:p>
            </table:table-cell>
            <table:table-cell table:style-name="ce61" office:value-type="string">
              <text:p>Should be able to login using the new password</text:p>
            </table:table-cell>
            <table:table-cell table:style-name="ce106" table:content-validation-name="val1"/>
            <table:table-cell table:style-name="ce114" table:number-columns-repeated="249"/>
          </table:table-row>
          <table:table-row table:style-name="ro8" table:visibility="collapse">
            <table:table-cell/>
            <table:table-cell table:style-name="ce18"/>
            <table:table-cell table:style-name="ce63" office:value-type="string">
              <text:p>Through the “Edit user” page, click on the button “Change password” without specifying the old password</text:p>
            </table:table-cell>
            <table:table-cell table:style-name="ce61" office:value-type="string">
              <text:p>The following message should be displayed</text:p>
              <text:p/>
              <text:p><text:span text:style-name="T8">“</text:span><text:span text:style-name="T8">Old password cannot be empty”</text:span></text:p>
            </table:table-cell>
            <table:table-cell table:style-name="ce106" table:content-validation-name="val1"/>
            <table:table-cell table:style-name="ce114" table:number-columns-repeated="249"/>
          </table:table-row>
          <table:table-row table:style-name="ro8" table:visibility="collapse">
            <table:table-cell/>
            <table:table-cell table:style-name="ce18"/>
            <table:table-cell table:style-name="ce63" office:value-type="string">
              <text:p>Through the “Edit user” page, click on the button “Change password” without specifying the new password</text:p>
            </table:table-cell>
            <table:table-cell table:style-name="ce61" office:value-type="string">
              <text:p>The following message should be displayed</text:p>
              <text:p/>
              <text:p><text:span text:style-name="T8">“</text:span><text:span text:style-name="T8">New password cannot be empty”</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63" office:value-type="string">
              <text:p>Through the “Edit user” page, click on the button “Change password” without specifying the retype password or after typing a password which does not match with the new password</text:p>
            </table:table-cell>
            <table:table-cell table:style-name="ce61" office:value-type="string">
              <text:p>The following message should be displayed</text:p>
              <text:p/>
              <text:p><text:span text:style-name="T8">“</text:span><text:span text:style-name="T8">Password and Retyped password does not match”</text:span></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3" office:value-type="string">
              <text:p>Through the “Edit user” page, specify an invalid password as the old password</text:p>
            </table:table-cell>
            <table:table-cell table:style-name="ce61" office:value-type="string">
              <text:p>The password should not be changed</text:p>
              <text:p/>
              <text:p>Should display the message </text:p>
              <text:p><text:span text:style-name="T8">“</text:span><text:span text:style-name="T8">Password update failed. Please recheck your old password.”</text:span></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3" office:value-type="string">
              <text:p>Changing the role of a user</text:p>
            </table:table-cell>
            <table:table-cell table:style-name="ce61" office:value-type="string">
              <text:p>The new role should be displayed along with the rest of the roles assigned for the particular user</text:p>
              <text:p/>
              <text:p>Should display the message </text:p>
              <text:p><text:span text:style-name="T8">“</text:span><text:span text:style-name="T8">Role successfully assigned to user”</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63" office:value-type="string">
              <text:p>Unassign the user role from the user</text:p>
            </table:table-cell>
            <table:table-cell table:style-name="ce61" office:value-type="string">
              <text:p>The particular user role should be removed from the grid</text:p>
              <text:p/>
              <text:p>Should display the message </text:p>
              <text:p><text:span text:style-name="T8">“</text:span><text:span text:style-name="T8">Unassigned user from role successfully.”</text:span></text:p>
            </table:table-cell>
            <table:table-cell table:style-name="ce106" table:content-validation-name="val1"/>
            <table:table-cell table:style-name="ce114" table:number-columns-repeated="249"/>
          </table:table-row>
          <table:table-row table:style-name="ro6" table:visibility="collapse">
            <table:table-cell/>
            <table:table-cell table:style-name="ce18"/>
            <table:table-cell table:style-name="ce63" office:value-type="string">
              <text:p>Delete user</text:p>
            </table:table-cell>
            <table:table-cell table:style-name="ce61" office:value-type="string">
              <text:p>The particular user should be removed from the grid <text:s/></text:p>
              <text:p/>
              <text:p>Should display the message <text:s/></text:p>
              <text:p><text:span text:style-name="T8">“</text:span><text:span text:style-name="T8">User was deleted successfully.”</text:span></text:p>
            </table:table-cell>
            <table:table-cell table:style-name="ce106" table:content-validation-name="val1"/>
            <table:table-cell table:style-name="ce114" table:number-columns-repeated="249"/>
          </table:table-row>
          <table:table-row table:style-name="ro15" table:visibility="collapse">
            <table:table-cell/>
            <table:table-cell table:style-name="ce18"/>
            <table:table-cell table:style-name="ce63" office:value-type="string">
              <text:p>Unassign all roles from user until only one role is left, and then try unassigning the last role</text:p>
            </table:table-cell>
            <table:table-cell table:style-name="ce61" office:value-type="string">
              <text:p>The role should not be removed from the particular user</text:p>
              <text:p/>
              <text:p>Should display the message </text:p>
              <text:p><text:span text:style-name="T8">“</text:span><text:span text:style-name="T8">Role Cannot be removed since a user should have at least one role. Please assign another role to this user before trying removing this role.”</text:span></text:p>
            </table:table-cell>
            <table:table-cell table:style-name="ce106" table:content-validation-name="val1"/>
            <table:table-cell table:style-name="ce114" table:number-columns-repeated="249"/>
          </table:table-row>
          <table:table-row table:style-name="ro10" table:visibility="collapse">
            <table:table-cell/>
            <table:table-cell table:style-name="ce18"/>
            <table:table-cell table:style-name="ce63" office:value-type="string">
              <text:p>Unassign admin role</text:p>
            </table:table-cell>
            <table:table-cell table:style-name="ce61" office:value-type="string">
              <text:p>Should not allow the user to unassign the admin role</text:p>
              <text:p/>
              <text:p>Should display the message </text:p>
              <text:p><text:span text:style-name="T8">“</text:span><text:span text:style-name="T8">You cannot modify the default admin account settings!”</text:span></text:p>
            </table:table-cell>
            <table:table-cell table:style-name="ce106" table:content-validation-name="val1"/>
            <table:table-cell table:style-name="ce114" table:number-columns-repeated="249"/>
          </table:table-row>
          <table:table-row table:style-name="ro6" table:visibility="collapse">
            <table:table-cell/>
            <table:table-cell table:style-name="ce26"/>
            <table:table-cell table:style-name="ce63" office:value-type="string">
              <text:p>Remove admin user</text:p>
            </table:table-cell>
            <table:table-cell table:style-name="ce61" office:value-type="string">
              <text:p>Should not remove the admin user</text:p>
              <text:p/>
              <text:p>Should display the message </text:p>
              <text:p><text:span text:style-name="T8">“</text:span><text:span text:style-name="T8">You cannot delete the default admin account”</text:span></text:p>
            </table:table-cell>
            <table:table-cell table:style-name="ce106" table:content-validation-name="val1"/>
            <table:table-cell table:style-name="ce114" table:number-columns-repeated="249"/>
          </table:table-row>
        </table:table-row-group>
        <table:table-row table:style-name="ro3">
          <table:table-cell/>
          <table:table-cell table:style-name="ce26"/>
          <table:table-cell table:style-name="ce63"/>
          <table:table-cell table:style-name="ce61"/>
          <table:table-cell table:style-name="ce106" table:content-validation-name="val1"/>
          <table:table-cell table:style-name="ce114" table:number-columns-repeated="249"/>
        </table:table-row>
        <table:table-row table:style-name="ro5">
          <table:table-cell/>
          <table:table-cell table:style-name="ce32" office:value-type="string" table:number-columns-spanned="4" table:number-rows-spanned="1">
            <text:p>Registry/Repository</text:p>
          </table:table-cell>
          <table:covered-table-cell table:style-name="ce64"/>
          <table:covered-table-cell table:style-name="ce86"/>
          <table:covered-table-cell table:style-name="ce103" table:content-validation-name="val1"/>
          <table:table-cell table:style-name="ce114" table:number-columns-repeated="249"/>
        </table:table-row>
        <table:table-row table:style-name="ro5">
          <table:table-cell/>
          <table:table-cell table:style-name="ce8" office:value-type="string" table:number-columns-spanned="4" table:number-rows-spanned="1">
            <text:p>Integrated Registry</text:p>
          </table:table-cell>
          <table:covered-table-cell table:style-name="ce65"/>
          <table:covered-table-cell table:style-name="ce27"/>
          <table:covered-table-cell table:style-name="ce112" table:content-validation-name="val1"/>
          <table:table-cell table:style-name="ce114" table:number-columns-repeated="249"/>
        </table:table-row>
        <table:table-row-group table:display="false">
          <table:table-row table:style-name="ro17" table:visibility="collapse">
            <table:table-cell/>
            <table:table-cell table:style-name="ce25"/>
            <table:table-cell table:style-name="ce63" office:value-type="string">
              <text:p>Click on the available protocol links</text:p>
            </table:table-cell>
            <table:table-cell table:style-name="ce61" office:value-type="string">
              <text:p>Should display information on the protocols</text:p>
              <text:p>For https the following information should be displayed</text:p>
              <text:p><text:tab/><text:span text:style-name="T13">● </text:span>Active</text:p>
              <text:p><text:tab/><text:span text:style-name="T13">● </text:span>keystore</text:p>
              <text:p><text:tab/><text:span text:style-name="T13">● </text:span>max.idle.time.ms</text:p>
              <text:p><text:tab/><text:span text:style-name="T13">● </text:span>low.resource.persist.time.ms</text:p>
              <text:p><text:tab/><text:span text:style-name="T13">● </text:span>low.resources</text:p>
              <text:p><text:tab/><text:span text:style-name="T13">● </text:span>port</text:p>
              <text:p/>
              <text:p>For the port http</text:p>
              <text:p><text:tab/><text:span text:style-name="T13">● </text:span><text:span text:style-name="T13">Active</text:span></text:p>
              <text:p><text:span text:style-name="T13"><text:tab/></text:span><text:span text:style-name="T13">● </text:span><text:span text:style-name="T13">port</text:span></text:p>
            </table:table-cell>
            <table:table-cell table:style-name="ce106" table:content-validation-name="val1"/>
            <table:table-cell table:style-name="ce114" table:number-columns-repeated="249"/>
          </table:table-row>
          <table:table-row table:style-name="ro7" table:visibility="collapse">
            <table:table-cell/>
            <table:table-cell table:style-name="ce33"/>
            <table:table-cell table:style-name="ce63" office:value-type="string">
              <text:p>Add new transports to the axis2.xml</text:p>
            </table:table-cell>
            <table:table-cell table:style-name="ce61" office:value-type="string">
              <text:p>The new transports added through the axis2.xml should be reflected in the admin console</text:p>
            </table:table-cell>
            <table:table-cell table:style-name="ce106" table:content-validation-name="val1"/>
            <table:table-cell table:style-name="ce114" table:number-columns-repeated="249"/>
          </table:table-row>
        </table:table-row-group>
        <table:table-row table:style-name="ro3">
          <table:table-cell/>
          <table:table-cell table:style-name="ce27" table:number-columns-repeated="3"/>
          <table:table-cell table:style-name="ce108" table:content-validation-name="val1"/>
          <table:table-cell table:style-name="ce114" table:number-columns-repeated="249"/>
        </table:table-row>
        <table:table-row table:style-name="ro5">
          <table:table-cell/>
          <table:table-cell table:style-name="ce32" office:value-type="string" table:number-columns-spanned="4" table:number-rows-spanned="1">
            <text:p>Monitor</text:p>
          </table:table-cell>
          <table:covered-table-cell table:style-name="ce64"/>
          <table:covered-table-cell table:style-name="ce86"/>
          <table:covered-table-cell table:style-name="ce103" table:content-validation-name="val1"/>
          <table:table-cell table:style-name="ce114" table:number-columns-repeated="249"/>
        </table:table-row>
        <table:table-row table:style-name="ro3">
          <table:table-cell/>
          <table:table-cell table:style-name="ce21" table:number-columns-repeated="2"/>
          <table:table-cell table:style-name="ce61"/>
          <table:table-cell table:style-name="ce106" table:content-validation-name="val1"/>
          <table:table-cell table:style-name="ce114" table:number-columns-repeated="249"/>
        </table:table-row>
        <table:table-row table:style-name="ro5">
          <table:table-cell/>
          <table:table-cell table:style-name="ce8" office:value-type="string" table:number-columns-spanned="4" table:number-rows-spanned="1">
            <text:p>SystemInformation</text:p>
          </table:table-cell>
          <table:covered-table-cell table:style-name="ce21"/>
          <table:covered-table-cell table:style-name="ce61"/>
          <table:covered-table-cell table:style-name="ce103" table:content-validation-name="val1"/>
          <table:table-cell table:style-name="ce114" table:number-columns-repeated="249"/>
        </table:table-row>
        <table:table-row-group table:display="false">
          <table:table-row table:style-name="ro18" table:visibility="collapse">
            <table:table-cell/>
            <table:table-cell table:style-name="ce34"/>
            <table:table-cell table:style-name="ce62" office:value-type="string">
              <text:p>The system logs should be displayed correctly</text:p>
            </table:table-cell>
            <table:table-cell table:style-name="ce62" office:value-type="string">
              <text:p>The following information should be listed</text:p>
              <text:p/>
              <text:p><text:span text:style-name="T14">WSO2 Web Services Application Server</text:span></text:p>
              <text:p><text:tab/><text:span text:style-name="T13">● </text:span><text:span text:style-name="T13">WSO2 WSAS Version</text:span></text:p>
              <text:p><text:tab/><text:span text:style-name="T13">● </text:span>Repository Location</text:p>
              <text:p><text:tab/><text:span text:style-name="T13">● </text:span>Axis2 Location</text:p>
              <text:p/>
              <text:p><text:span text:style-name="T14">Java VM</text:span></text:p>
              <text:p><text:tab/><text:span text:style-name="T13">● </text:span>Java Home</text:p>
              <text:p><text:tab/><text:span text:style-name="T13">● </text:span>Java Runtime Name</text:p>
              <text:p><text:tab/><text:span text:style-name="T13">● </text:span>Java Version</text:p>
              <text:p><text:tab/><text:span text:style-name="T13">● </text:span>Java Vendor</text:p>
              <text:p><text:tab/><text:span text:style-name="T13">● </text:span>Java VM Version</text:p>
              <text:p/>
              <text:p><text:span text:style-name="T14">Server</text:span></text:p>
              <text:p><text:tab/><text:span text:style-name="T13">● </text:span>OS Name</text:p>
              <text:p><text:tab/><text:span text:style-name="T13">● </text:span>OS Version</text:p>
              <text:p><text:tab/><text:span text:style-name="T13">● </text:span>Server Name</text:p>
              <text:p/>
              <text:p><text:span text:style-name="T14">US</text:span></text:p>
              <text:p><text:tab/><text:span text:style-name="T13">● </text:span>User Country</text:p>
              <text:p><text:tab/><text:span text:style-name="T13">● </text:span>User Home</text:p>
              <text:p><text:tab/><text:span text:style-name="T13">● </text:span>User Name</text:p>
              <text:p><text:tab/><text:span text:style-name="T13">● </text:span>User Timezone</text:p>
            </table:table-cell>
            <table:table-cell table:style-name="ce109" table:content-validation-name="val1"/>
            <table:table-cell table:style-name="ce114" table:number-columns-repeated="249"/>
          </table:table-row>
        </table:table-row-group>
        <table:table-row table:style-name="ro3">
          <table:table-cell/>
          <table:table-cell table:style-name="ce30" table:number-columns-repeated="2"/>
          <table:table-cell table:style-name="ce27"/>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Statistics</text:p>
          </table:table-cell>
          <table:covered-table-cell table:style-name="ce21"/>
          <table:covered-table-cell table:style-name="ce61"/>
          <table:covered-table-cell table:style-name="ce103" table:content-validation-name="val1"/>
          <table:table-cell table:style-name="ce114" table:number-columns-repeated="249"/>
        </table:table-row>
        <table:table-row-group table:display="false">
          <table:table-row-group table:display="false">
            <table:table-row table:style-name="ro19" table:visibility="collapse">
              <table:table-cell/>
              <table:table-cell table:style-name="ce35"/>
              <table:table-cell table:style-name="ce21" office:value-type="string">
                <text:p>Verify that all statistics are logically correct</text:p>
              </table:table-cell>
              <table:table-cell table:style-name="ce61" office:value-type="string">
                <text:p>The following information should be listed</text:p>
                <text:p><text:span text:style-name="T14"/></text:p>
                <text:p><text:span text:style-name="T14">Service Summary</text:span></text:p>
                <text:p><text:tab/><text:span text:style-name="T13">● </text:span>Average Response Time</text:p>
                <text:p><text:tab/><text:span text:style-name="T13">● </text:span>Minimum Response Time</text:p>
                <text:p><text:tab/><text:span text:style-name="T13">● </text:span>Maximum Response Time</text:p>
                <text:p><text:tab/><text:span text:style-name="T13">● </text:span>Total Request Count<text:tab/></text:p>
                <text:p><text:tab/><text:span text:style-name="T13">● </text:span>Total Response Count</text:p>
                <text:p><text:tab/><text:span text:style-name="T13">● </text:span>Total Fault Count</text:p>
                <text:p><text:tab/><text:span text:style-name="T13">● </text:span>Active Services</text:p>
              </table:table-cell>
              <table:table-cell table:style-name="ce106" table:content-validation-name="val1"/>
              <table:table-cell table:style-name="ce114" table:number-columns-repeated="249"/>
            </table:table-row>
            <table:table-row table:style-name="ro6" table:visibility="collapse">
              <table:table-cell/>
              <table:table-cell table:style-name="ce36"/>
              <table:table-cell table:style-name="ce21"/>
              <table:table-cell table:style-name="ce87" office:value-type="string">
                <text:p><text:span text:style-name="T14">Server</text:span></text:p>
                <text:p><text:span text:style-name="T15"><text:tab/></text:span><text:span text:style-name="T16">● </text:span><text:span text:style-name="T15">Server Name</text:span></text:p>
                <text:p><text:span text:style-name="T15"><text:tab/></text:span><text:span text:style-name="T16">● </text:span><text:span text:style-name="T15">Server Start Time</text:span></text:p>
                <text:p><text:span text:style-name="T15"><text:tab/></text:span><text:span text:style-name="T16">● </text:span><text:span text:style-name="T15">System Up Time</text:span></text:p>
              </table:table-cell>
              <table:table-cell table:style-name="ce106" table:content-validation-name="val1"/>
              <table:table-cell table:style-name="ce114" table:number-columns-repeated="249"/>
            </table:table-row>
            <table:table-row table:style-name="ro8" table:visibility="collapse">
              <table:table-cell/>
              <table:table-cell table:style-name="ce37"/>
              <table:table-cell table:style-name="ce21"/>
              <table:table-cell table:style-name="ce87" office:value-type="string">
                <text:p><text:span text:style-name="T14">Memory</text:span></text:p>
                <text:p><text:span text:style-name="T15"><text:tab/></text:span><text:span text:style-name="T16">● </text:span><text:span text:style-name="T15">Memory Allocated</text:span></text:p>
                <text:p><text:span text:style-name="T15"><text:tab/></text:span><text:span text:style-name="T16">● </text:span><text:span text:style-name="T15">Memory Usage</text:span></text:p>
              </table:table-cell>
              <table:table-cell table:style-name="ce106" table:content-validation-name="val1"/>
              <table:table-cell table:style-name="ce114" table:number-columns-repeated="249"/>
            </table:table-row>
          </table:table-row-group>
          <table:table-row table:style-name="ro3" table:visibility="collapse">
            <table:table-cell/>
            <table:table-cell table:style-name="ce38"/>
            <table:table-cell table:style-name="ce19"/>
            <table:table-cell table:style-name="ce85"/>
            <table:table-cell table:style-name="ce111" table:content-validation-name="val1"/>
            <table:table-cell table:style-name="ce114" table:number-columns-repeated="249"/>
          </table:table-row>
          <table:table-row table:style-name="ro14" table:visibility="collapse">
            <table:table-cell/>
            <table:table-cell table:style-name="ce29" office:value-type="string" table:number-columns-spanned="4" table:number-rows-spanned="1">
              <text:p>Statistics - &gt; Global Level</text:p>
            </table:table-cell>
            <table:covered-table-cell table:style-name="ce21"/>
            <table:covered-table-cell table:style-name="ce61"/>
            <table:covered-table-cell table:style-name="ce103" table:content-validation-name="val1"/>
            <table:table-cell table:style-name="ce114" table:number-columns-repeated="249"/>
          </table:table-row>
          <table:table-row-group table:display="false">
            <table:table-row table:style-name="ro17" table:visibility="collapse">
              <table:table-cell/>
              <table:table-cell table:style-name="ce25"/>
              <table:table-cell table:style-name="ce21" office:value-type="string">
                <text:p>Check if all statistic information on global level are displayed correctly</text:p>
                <text:p/>
                <text:p/>
              </table:table-cell>
              <table:table-cell table:style-name="ce61" office:value-type="string">
                <text:p>The below information should be updated every 6 seconds</text:p>
                <text:p/>
                <text:p><text:tab/><text:span text:style-name="T13">● </text:span>Average Response Time</text:p>
                <text:p><text:tab/><text:span text:style-name="T13">● </text:span>Total Request Count<text:tab/></text:p>
                <text:p><text:tab/><text:span text:style-name="T13">● </text:span>Total Response Count</text:p>
                <text:p><text:tab/><text:span text:style-name="T13">● </text:span>Total Fault Count (try doing a fault operation to see if</text:p>
                <text:p><text:s text:c="8"/>this count gets increased/try an integer value)</text:p>
                <text:p><text:tab/><text:span text:style-name="T13">● </text:span>Active Services (Upload a new service and check if the</text:p>
                <text:p><text:s text:c="8"/>count is getting high/Delete a service and check if the</text:p>
                <text:p><text:s text:c="8"/>count is getting low)</text:p>
                <text:p><text:tab/><text:span text:style-name="T13">● </text:span>System Up Time</text:p>
                <text:p><text:tab/><text:span text:style-name="T13">● </text:span>Memory Usage</text:p>
              </table:table-cell>
              <table:table-cell table:style-name="ce106" table:content-validation-name="val1"/>
              <table:table-cell table:style-name="ce114" table:number-columns-repeated="249"/>
            </table:table-row>
            <table:table-row table:style-name="ro14" table:visibility="collapse">
              <table:table-cell/>
              <table:table-cell table:style-name="ce39"/>
              <table:table-cell table:style-name="ce21" office:value-type="string">
                <text:p>Updating of the Graph</text:p>
              </table:table-cell>
              <table:table-cell table:style-name="ce61" office:value-type="string">
                <text:p>The graph should be updated every 6 seconds</text:p>
              </table:table-cell>
              <table:table-cell table:style-name="ce106" table:content-validation-name="val1"/>
              <table:table-cell table:style-name="ce114" table:number-columns-repeated="249"/>
            </table:table-row>
            <table:table-row table:style-name="ro7" table:visibility="collapse">
              <table:table-cell/>
              <table:table-cell table:style-name="ce33"/>
              <table:table-cell table:style-name="ce21" office:value-type="string">
                <text:p>Activate/deactivate services</text:p>
              </table:table-cell>
              <table:table-cell table:style-name="ce61" office:value-type="string">
                <text:p>Check if the Active Services count is getting increased/decreased</text:p>
              </table:table-cell>
              <table:table-cell table:style-name="ce106" table:content-validation-name="val1"/>
              <table:table-cell table:style-name="ce114" table:number-columns-repeated="249"/>
            </table:table-row>
          </table:table-row-group>
          <table:table-row table:style-name="ro3" table:visibility="collapse">
            <table:table-cell/>
            <table:table-cell table:style-name="ce29"/>
            <table:table-cell table:style-name="ce27" table:number-columns-repeated="2"/>
            <table:table-cell table:style-name="ce108" table:content-validation-name="val1"/>
            <table:table-cell table:style-name="ce114" table:number-columns-repeated="249"/>
          </table:table-row>
          <table:table-row table:style-name="ro14" table:visibility="collapse">
            <table:table-cell/>
            <table:table-cell table:style-name="ce29" office:value-type="string" table:number-columns-spanned="4" table:number-rows-spanned="1">
              <text:p>Statistics - &gt; Service Level</text:p>
            </table:table-cell>
            <table:covered-table-cell table:style-name="ce19"/>
            <table:covered-table-cell table:style-name="ce88"/>
            <table:covered-table-cell table:style-name="ce110" table:content-validation-name="val1"/>
            <table:table-cell table:style-name="ce114" table:number-columns-repeated="249"/>
          </table:table-row>
          <table:table-row-group table:display="false">
            <table:table-row table:style-name="ro20" table:visibility="collapse">
              <table:table-cell/>
              <table:table-cell table:style-name="ce40"/>
              <table:table-cell table:style-name="ce19" office:value-type="string">
                <text:p>The Service Information page should refresh automatically</text:p>
              </table:table-cell>
              <table:table-cell table:style-name="ce88"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11" table:content-validation-name="val1"/>
              <table:table-cell table:style-name="ce114" table:number-columns-repeated="249"/>
            </table:table-row>
          </table:table-row-group>
          <table:table-row table:style-name="ro3" table:visibility="collapse">
            <table:table-cell/>
            <table:table-cell table:style-name="ce41"/>
            <table:table-cell table:style-name="ce30"/>
            <table:table-cell table:style-name="ce27"/>
            <table:table-cell table:style-name="ce108" table:content-validation-name="val1"/>
            <table:table-cell table:style-name="ce114" table:number-columns-repeated="249"/>
          </table:table-row>
          <table:table-row table:style-name="ro14" table:visibility="collapse">
            <table:table-cell/>
            <table:table-cell table:style-name="ce29" office:value-type="string" table:number-columns-spanned="4" table:number-rows-spanned="1">
              <text:p>Statistics - &gt; Operation Level</text:p>
            </table:table-cell>
            <table:covered-table-cell table:style-name="ce19"/>
            <table:covered-table-cell table:style-name="ce88"/>
            <table:covered-table-cell table:style-name="ce103" table:content-validation-name="val1"/>
            <table:table-cell table:style-name="ce114" table:number-columns-repeated="249"/>
          </table:table-row>
          <table:table-row-group table:display="false">
            <table:table-row table:style-name="ro20" table:visibility="collapse">
              <table:table-cell/>
              <table:table-cell table:style-name="ce29"/>
              <table:table-cell table:style-name="ce27" office:value-type="string">
                <text:p>The Service Information page should refresh automatically</text:p>
              </table:table-cell>
              <table:table-cell table:style-name="ce89"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08" table:content-validation-name="val1"/>
              <table:table-cell table:style-name="ce114" table:number-columns-repeated="249"/>
            </table:table-row>
          </table:table-row-group>
        </table:table-row-group>
        <table:table-row table:style-name="ro3">
          <table:table-cell/>
          <table:table-cell table:style-name="ce28" table:number-columns-repeated="2"/>
          <table:table-cell table:style-name="ce62"/>
          <table:table-cell table:style-name="ce106" table:content-validation-name="val1"/>
          <table:table-cell table:style-name="ce114" table:number-columns-repeated="249"/>
        </table:table-row>
        <table:table-row table:style-name="ro5">
          <table:table-cell/>
          <table:table-cell table:style-name="ce42" office:value-type="string" table:number-columns-spanned="4" table:number-rows-spanned="1">
            <text:p>System Logs</text:p>
          </table:table-cell>
          <table:covered-table-cell table:number-columns-repeated="2" table:style-name="ce21"/>
          <table:covered-table-cell table:style-name="ce103" table:content-validation-name="val1"/>
          <table:table-cell table:style-name="ce114" table:number-columns-repeated="249"/>
        </table:table-row>
        <table:table-row-group table:display="false">
          <table:table-row table:style-name="ro7" table:visibility="collapse">
            <table:table-cell/>
            <table:table-cell table:style-name="ce43"/>
            <table:table-cell table:style-name="ce21" office:value-type="string">
              <text:p>Check the logs</text:p>
            </table:table-cell>
            <table:table-cell table:style-name="ce21" office:value-type="string">
              <text:p>The system logs should be displayed correctly according to the settings set through the “Logging” section</text:p>
            </table:table-cell>
            <table:table-cell table:style-name="ce106" table:content-validation-name="val1"/>
            <table:table-cell table:style-name="ce114" table:number-columns-repeated="249"/>
          </table:table-row>
        </table:table-row-group>
        <table:table-row table:style-name="ro3">
          <table:table-cell/>
          <table:table-cell table:style-name="ce27" table:number-columns-repeated="3"/>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Trace Messages</text:p>
          </table:table-cell>
          <table:covered-table-cell table:style-name="ce66"/>
          <table:covered-table-cell table:style-name="ce90"/>
          <table:covered-table-cell table:style-name="ce103" table:content-validation-name="val1"/>
          <table:table-cell table:style-name="ce114" table:number-columns-repeated="249"/>
        </table:table-row>
        <table:table-row-group table:display="false">
          <table:table-row table:style-name="ro21" table:visibility="collapse">
            <table:table-cell/>
            <table:table-cell table:style-name="ce38"/>
            <table:table-cell table:style-name="ce66" office:value-type="string">
              <text:p>Switch on monitoring</text:p>
            </table:table-cell>
            <table:table-cell table:style-name="ce90" office:value-type="string">
              <text:p>Should display the message </text:p>
              <text:p/>
              <text:p><text:span text:style-name="T8">“</text:span><text:span text:style-name="T8">SOAP message monitoring turned on.</text:span></text:p>
              <text:p><text:span text:style-name="T8"/></text:p>
              <text:p><text:span text:style-name="T17">WARNING:</text:span><text:span text:style-name="T8"> Turning this ON will have a performance hit, since all SOAP messages will be always completely built (i.e. deferred building will not be done) and stored in the database by WSO2 WSAS hence this option should be used with caution.”</text:span></text:p>
            </table:table-cell>
            <table:table-cell table:style-name="ce106" table:content-validation-name="val1"/>
            <table:table-cell table:style-name="ce114" table:number-columns-repeated="249"/>
          </table:table-row>
          <table:table-row table:style-name="ro16" table:visibility="collapse">
            <table:table-cell/>
            <table:table-cell table:style-name="ce38"/>
            <table:table-cell table:style-name="ce21" office:value-type="string">
              <text:p>Switch on monitoring</text:p>
              <text:p>Using the DHTML client, invoke an operation in the service</text:p>
            </table:table-cell>
            <table:table-cell table:style-name="ce61" office:value-type="string">
              <text:p>1. When monitoring is switched on the messages should appear on the tracer</text:p>
              <text:p/>
              <text:p>2. The, </text:p>
              <text:p><text:span text:style-name="T8">SOAP Message – Request</text:span></text:p>
              <text:p><text:span text:style-name="T8">SOAP Message – Response</text:span></text:p>
              <text:p>should be displayed for the selected soap message</text:p>
            </table:table-cell>
            <table:table-cell table:style-name="ce106" table:content-validation-name="val1"/>
            <table:table-cell table:style-name="ce114" table:number-columns-repeated="249"/>
          </table:table-row>
          <table:table-row table:style-name="ro10" table:visibility="collapse">
            <table:table-cell/>
            <table:table-cell table:style-name="ce38"/>
            <table:table-cell table:style-name="ce21" office:value-type="string">
              <text:p>Switch off monitoring </text:p>
            </table:table-cell>
            <table:table-cell table:style-name="ce61" office:value-type="string">
              <text:p>1. Should display the message </text:p>
              <text:p><text:span text:style-name="T8">“</text:span><text:span text:style-name="T8">SOAP message monitoring turned OFF.”</text:span></text:p>
              <text:p><text:span text:style-name="T8"/></text:p>
              <text:p><text:span text:style-name="T12">2. The SOAP requests and responses displayed should be cleared</text:span></text:p>
            </table:table-cell>
            <table:table-cell table:style-name="ce106" table:content-validation-name="val1"/>
            <table:table-cell table:style-name="ce114" table:number-columns-repeated="249"/>
          </table:table-row>
          <table:table-row table:style-name="ro8" table:visibility="collapse">
            <table:table-cell/>
            <table:table-cell table:style-name="ce38"/>
            <table:table-cell table:style-name="ce21" office:value-type="string">
              <text:p><text:span text:style-name="T2">Switch off monitoring</text:span></text:p>
              <text:p><text:span text:style-name="T3">Using the DHTML client, invoke an operation in the service</text:span></text:p>
            </table:table-cell>
            <table:table-cell table:style-name="ce61" office:value-type="string">
              <text:p>When monitoring is switched off, the tracer entries should get cleared, and no messages should appear on the tracer</text:p>
            </table:table-cell>
            <table:table-cell table:style-name="ce106" table:content-validation-name="val1"/>
            <table:table-cell table:style-name="ce114" table:number-columns-repeated="249"/>
          </table:table-row>
          <table:table-row table:style-name="ro7" table:visibility="collapse">
            <table:table-cell/>
            <table:table-cell table:style-name="ce38"/>
            <table:table-cell table:style-name="ce21" office:value-type="string">
              <text:p>Click on the icon to shrink/expand the “SOAP request” text box</text:p>
            </table:table-cell>
            <table:table-cell table:style-name="ce61" office:value-type="string">
              <text:p>The text box which displays the SOAP request should be shrunk/expanded</text:p>
            </table:table-cell>
            <table:table-cell table:style-name="ce106" table:content-validation-name="val1"/>
            <table:table-cell table:style-name="ce114" table:number-columns-repeated="249"/>
          </table:table-row>
          <table:table-row table:style-name="ro7" table:visibility="collapse">
            <table:table-cell/>
            <table:table-cell table:style-name="ce38"/>
            <table:table-cell table:style-name="ce21" office:value-type="string">
              <text:p>Click on the icon to shrink/expand the “SOAP response” text box</text:p>
            </table:table-cell>
            <table:table-cell table:style-name="ce91" office:value-type="string">
              <text:p>The text box which displays the SOAP response should be shrunk/expanded</text:p>
            </table:table-cell>
            <table:table-cell table:style-name="ce106" table:content-validation-name="val1"/>
            <table:table-cell table:style-name="ce114" table:number-columns-repeated="249"/>
          </table:table-row>
          <table:table-row table:style-name="ro3" table:visibility="collapse">
            <table:table-cell/>
            <table:table-cell table:style-name="ce38"/>
            <table:table-cell table:style-name="ce67" office:value-type="string">
              <text:p>Enable soap tracing and check logs directory</text:p>
            </table:table-cell>
            <table:table-cell table:style-name="Default" office:value-type="string">
              <text:p>Trace messages should be written to 'wso2wsas-trace-messages.log' file</text:p>
            </table:table-cell>
            <table:table-cell table:style-name="ce106" table:content-validation-name="val1"/>
            <table:table-cell table:style-name="ce114" table:number-columns-repeated="249"/>
          </table:table-row>
        </table:table-row-group>
        <table:table-row table:style-name="ro3">
          <table:table-cell/>
          <table:table-cell table:style-name="ce30"/>
          <table:table-cell table:style-name="ce68"/>
          <table:table-cell table:style-name="ce56"/>
          <table:table-cell table:style-name="ce108" table:content-validation-name="val1"/>
          <table:table-cell table:style-name="ce114" table:number-columns-repeated="249"/>
        </table:table-row>
        <table:table-row table:style-name="ro5">
          <table:table-cell/>
          <table:table-cell table:style-name="ce8" office:value-type="string" table:number-columns-spanned="4" table:number-rows-spanned="1">
            <text:p>Log Settings</text:p>
          </table:table-cell>
          <table:covered-table-cell table:style-name="ce68"/>
          <table:covered-table-cell table:style-name="ce56"/>
          <table:covered-table-cell table:style-name="ce112" table:content-validation-name="val1"/>
          <table:table-cell table:style-name="ce114" table:number-columns-repeated="249"/>
        </table:table-row>
        <table:table-row-group table:display="false">
          <table:table-row table:style-name="ro7" table:visibility="collapse">
            <table:table-cell/>
            <table:table-cell table:style-name="ce38"/>
            <table:table-cell table:style-name="ce66" office:value-type="string">
              <text:p>Graphic View</text:p>
            </table:table-cell>
            <table:table-cell table:style-name="ce90" office:value-type="string">
              <text:p>The four phases “Inflow”, “Outflow”, “InFaultFlaw” and “OutFaultFlow” should be given in a graphical representation</text:p>
            </table:table-cell>
            <table:table-cell table:style-name="ce106" table:content-validation-name="val1"/>
            <table:table-cell table:style-name="ce114" table:number-columns-repeated="249"/>
          </table:table-row>
          <table:table-row table:style-name="ro14" table:visibility="collapse">
            <table:table-cell/>
            <table:table-cell table:style-name="ce21"/>
            <table:table-cell table:style-name="ce66" office:value-type="string">
              <text:p>Text View</text:p>
            </table:table-cell>
            <table:table-cell table:style-name="ce90" office:value-type="string">
              <text:p>The text view of the phases and the handlers</text:p>
            </table:table-cell>
            <table:table-cell table:style-name="ce106" table:content-validation-name="val1"/>
            <table:table-cell table:style-name="ce114" table:number-columns-repeated="249"/>
          </table:table-row>
          <table:table-row table:style-name="ro14" table:visibility="collapse">
            <table:table-cell/>
            <table:table-cell table:style-name="ce21"/>
            <table:table-cell table:style-name="ce66" office:value-type="string">
              <text:p>Check all breadcrumbs</text:p>
            </table:table-cell>
            <table:table-cell table:style-name="ce90" office:value-type="string">
              <text:p>The correct pages should be loaded</text:p>
            </table:table-cell>
            <table:table-cell table:style-name="ce106" table:content-validation-name="val1"/>
            <table:table-cell table:style-name="ce114" table:number-columns-repeated="249"/>
          </table:table-row>
        </table:table-row-group>
        <table:table-row table:style-name="ro14">
          <table:table-cell/>
          <table:table-cell table:style-name="ce30"/>
          <table:table-cell table:style-name="ce68"/>
          <table:table-cell table:style-name="ce56"/>
          <table:table-cell table:style-name="ce108" table:content-validation-name="val1"/>
          <table:table-cell table:style-name="ce114" table:number-columns-repeated="249"/>
        </table:table-row>
        <table:table-row table:style-name="ro14">
          <table:table-cell/>
          <table:table-cell table:style-name="ce44" office:value-type="string" table:number-columns-spanned="4" table:number-rows-spanned="1">
            <text:p>Deploy on different databases</text:p>
          </table:table-cell>
          <table:covered-table-cell table:number-columns-repeated="3" table:style-name="Default"/>
          <table:table-cell table:number-columns-repeated="249"/>
        </table:table-row>
        <table:table-row table:style-name="ro5">
          <table:table-cell/>
          <table:table-cell table:style-name="ce45" office:value-type="string" table:number-columns-spanned="4" table:number-rows-spanned="1">
            <text:p>Derby</text:p>
          </table:table-cell>
          <table:covered-table-cell table:number-columns-repeated="3" table:style-name="ce69"/>
          <table:table-cell table:number-columns-repeated="249"/>
        </table:table-row>
        <table:table-row-group table:display="false">
          <table:table-row table:style-name="ro22" table:visibility="collapse">
            <table:table-cell/>
            <table:table-cell table:style-name="ce46" office:value-type="string">
              <text:p>Test with MySQL for the Standalone version</text:p>
            </table:table-cell>
            <table:table-cell table:style-name="ce70"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92" office:value-type="string">
              <text:p>The WSO2 WSAS server should start successfully</text:p>
            </table:table-cell>
            <table:table-cell table:style-name="ce113" table:content-validation-name="val1"/>
            <table:table-cell table:number-columns-repeated="249"/>
          </table:table-row>
        </table:table-row-group>
        <table:table-row table:style-name="ro3">
          <table:table-cell/>
          <table:table-cell table:style-name="ce46"/>
          <table:table-cell table:style-name="ce70"/>
          <table:table-cell table:style-name="ce92"/>
          <table:table-cell table:style-name="ce113" table:content-validation-name="val1"/>
          <table:table-cell table:number-columns-repeated="249"/>
        </table:table-row>
        <table:table-row table:style-name="ro5">
          <table:table-cell/>
          <table:table-cell table:style-name="ce45" office:value-type="string" table:number-columns-spanned="4" table:number-rows-spanned="1">
            <text:p>MySQL</text:p>
          </table:table-cell>
          <table:covered-table-cell table:number-columns-repeated="3" table:style-name="Default"/>
          <table:table-cell table:number-columns-repeated="249"/>
        </table:table-row>
        <table:table-row-group table:display="false">
          <table:table-row table:style-name="ro3" table:visibility="collapse" table:number-rows-repeated="2">
            <table:table-cell/>
            <table:table-cell table:style-name="ce46"/>
            <table:table-cell table:style-name="ce70"/>
            <table:table-cell table:style-name="ce92"/>
            <table:table-cell table:style-name="ce113" table:content-validation-name="val1"/>
            <table:table-cell table:number-columns-repeated="249"/>
          </table:table-row>
        </table:table-row-group>
        <table:table-row table:style-name="ro3">
          <table:table-cell/>
          <table:table-cell table:style-name="ce46"/>
          <table:table-cell table:style-name="ce70"/>
          <table:table-cell table:style-name="ce92"/>
          <table:table-cell table:style-name="ce113" table:content-validation-name="val1"/>
          <table:table-cell table:number-columns-repeated="249"/>
        </table:table-row>
        <table:table-row table:style-name="ro23">
          <table:table-cell/>
          <table:table-cell table:style-name="ce46"/>
          <table:table-cell table:style-name="ce70"/>
          <table:table-cell table:style-name="ce92"/>
          <table:table-cell table:style-name="ce113" table:content-validation-name="val1"/>
          <table:table-cell table:number-columns-repeated="249"/>
        </table:table-row>
        <table:table-row table:style-name="ro14">
          <table:table-cell/>
          <table:table-cell table:style-name="ce44" office:value-type="string" table:number-columns-spanned="4" table:number-rows-spanned="1">
            <text:p>Configurations of axis2.xml</text:p>
          </table:table-cell>
          <table:covered-table-cell table:number-columns-repeated="3" table:style-name="Default"/>
          <table:table-cell table:number-columns-repeated="249"/>
        </table:table-row>
        <table:table-row table:style-name="ro3">
          <table:table-cell/>
          <table:table-cell table:style-name="ce47"/>
          <table:table-cell table:style-name="ce71" table:number-columns-repeated="3"/>
          <table:table-cell table:number-columns-repeated="249"/>
        </table:table-row>
        <table:table-row table:style-name="ro24">
          <table:table-cell/>
          <table:table-cell table:style-name="ce48" office:value-type="string">
            <text:p>Option “hotdeployment” = true</text:p>
          </table:table-cell>
          <table:table-cell table:style-name="ce49" office:value-type="string">
            <text:p>a) In the axis2.xml, set the <text:span text:style-name="T4">hotdeployment option to true</text:span></text:p>
            <text:p><text:span text:style-name="T5">E.g.:- &lt;parameter name="hotdeployment" locked="false"&gt;true&lt;/parameter&gt;</text:span></text:p>
            <text:p><text:span text:style-name="T5"/></text:p>
            <text:p><text:span text:style-name="T4">b) Go to samples and build a sample by typing “ant”</text:span></text:p>
            <text:p><text:span text:style-name="T4">c) Check the wso2wsas console to see if the .aar file got deployed</text:span></text:p>
          </table:table-cell>
          <table:table-cell table:style-name="ce49" office:value-type="string">
            <text:p>The service should be deployed automatically</text:p>
            <text:p/>
            <text:p>The service should be available when checked from the management console </text:p>
          </table:table-cell>
          <table:table-cell table:style-name="ce49"/>
          <table:table-cell table:number-columns-repeated="249"/>
        </table:table-row>
        <table:table-row table:style-name="ro24">
          <table:table-cell/>
          <table:table-cell table:style-name="ce48" office:value-type="string">
            <text:p>Option “hotdeployment” = false</text:p>
          </table:table-cell>
          <table:table-cell table:style-name="ce49" office:value-type="string">
            <text:p>a) In the axis2.xml, set the <text:span text:style-name="T4">hotdeployment option to false</text:span></text:p>
            <text:p><text:span text:style-name="T5">E.g.:- &lt;parameter name="hotdeployment" locked="false"&gt;</text:span><text:span text:style-name="T6">false</text:span><text:span text:style-name="T5">&lt;/parameter&gt;</text:span></text:p>
            <text:p><text:span text:style-name="T5"/></text:p>
            <text:p><text:span text:style-name="T4">b) Go to samples and build a sample by typing “ant”</text:span></text:p>
            <text:p><text:span text:style-name="T4">c) Check the wso2wsas console to see if the .aar file got deployed</text:span></text:p>
          </table:table-cell>
          <table:table-cell table:style-name="ce49" office:value-type="string">
            <text:p>The service should <text:span text:style-name="T14">NOT</text:span> be deployed automatically</text:p>
            <text:p/>
            <text:p>The service should be deployed only after the wso2wsas server is restarted</text:p>
          </table:table-cell>
          <table:table-cell table:style-name="ce49"/>
          <table:table-cell table:number-columns-repeated="249"/>
        </table:table-row>
        <table:table-row table:style-name="ro24">
          <table:table-cell/>
          <table:table-cell table:style-name="ce49" office:value-type="string">
            <text:p>Option “hotupdate”<text:span text:style-name="T1">= true</text:span></text:p>
          </table:table-cell>
          <table:table-cell table:style-name="ce49" office:value-type="string">
            <text:p>a) Set the hotupdate option to true</text:p>
            <text:p>E.g.:-<text:span text:style-name="T2"> </text:span><text:span text:style-name="T7">&lt;parameter name="hotupdate" locked="false"&gt;true&lt;/parameter&gt;</text:span></text:p>
            <text:p><text:span text:style-name="T7"/></text:p>
            <text:p><text:span text:style-name="T7">b) Go to the folder which you have deployed the services and do a change to the service</text:span></text:p>
            <text:p><text:span text:style-name="T7">E.g.:- Remove the services.xml file from the service</text:span></text:p>
            <text:p><text:span text:style-name="T7">c) Check the wso2wsas console</text:span></text:p>
          </table:table-cell>
          <table:table-cell table:style-name="ce49" office:value-type="string">
            <text:p>The service should be refreshed and an exception should be thrown saying that the services.xml is missing</text:p>
          </table:table-cell>
          <table:table-cell table:style-name="ce49"/>
          <table:table-cell table:number-columns-repeated="249"/>
        </table:table-row>
        <table:table-row table:style-name="ro24">
          <table:table-cell/>
          <table:table-cell table:style-name="ce49" office:value-type="string">
            <text:p>Option “hotupdate”<text:span text:style-name="T1">= false</text:span></text:p>
          </table:table-cell>
          <table:table-cell table:style-name="ce49" office:value-type="string">
            <text:p>a) Set the hotupdate option to <text:span text:style-name="T1">false</text:span></text:p>
            <text:p>E.g.:-<text:span text:style-name="T2"> </text:span><text:span text:style-name="T7">&lt;parameter name="hotupdate" locked="false"&gt;</text:span><text:span text:style-name="T6">false</text:span><text:span text:style-name="T7">&lt;/parameter&gt;</text:span></text:p>
            <text:p><text:span text:style-name="T7"/></text:p>
            <text:p><text:span text:style-name="T7">b) Go to the folder which you have deployed the services and do a change to the service</text:span></text:p>
            <text:p><text:span text:style-name="T7">E.g.:- Remove the services.xml file from the service</text:span></text:p>
            <text:p><text:span text:style-name="T7">c) Check the wso2wsas console</text:span></text:p>
          </table:table-cell>
          <table:table-cell table:style-name="ce49" office:value-type="string">
            <text:p>No exceptions are thrown saying that the service is faulty.</text:p>
            <text:p/>
            <text:p>Only if the server is restarted the particular service will be listed as faulty</text:p>
          </table:table-cell>
          <table:table-cell table:style-name="ce49"/>
          <table:table-cell table:number-columns-repeated="249"/>
        </table:table-row>
        <table:table-row table:style-name="ro3" table:number-rows-repeated="15">
          <table:table-cell/>
          <table:table-cell table:style-name="ce49" table:number-columns-repeated="4"/>
          <table:table-cell table:number-columns-repeated="249"/>
        </table:table-row>
        <table:table-row table:style-name="ro3" table:number-rows-repeated="17">
          <table:table-cell table:number-columns-repeated="254"/>
        </table:table-row>
        <table:table-row table:style-name="ro3">
          <table:table-cell/>
          <table:table-cell table:style-name="ce47" office:value-type="string">
            <text:p>Test Results</text:p>
          </table:table-cell>
          <table:table-cell table:number-columns-repeated="252"/>
        </table:table-row>
        <table:table-row table:style-name="ro3">
          <table:table-cell/>
          <table:table-cell table:style-name="ce50" office:value-type="string">
            <text:p>P</text:p>
          </table:table-cell>
          <table:table-cell table:number-columns-repeated="252"/>
        </table:table-row>
        <table:table-row table:style-name="ro3">
          <table:table-cell/>
          <table:table-cell table:style-name="ce51" office:value-type="string">
            <text:p>F</text:p>
          </table:table-cell>
          <table:table-cell table:number-columns-repeated="252"/>
        </table:table-row>
        <table:table-row table:style-name="ro3">
          <table:table-cell/>
          <table:table-cell table:style-name="ce52" office:value-type="string">
            <text:p>C</text:p>
          </table:table-cell>
          <table:table-cell table:number-columns-repeated="252"/>
        </table:table-row>
        <table:table-row table:style-name="ro3" table:number-rows-repeated="65319">
          <table:table-cell table:number-columns-repeated="254"/>
        </table:table-row>
        <table:table-row table:style-name="ro3">
          <table:table-cell table:number-columns-repeated="254"/>
        </table:table-row>
      </table:table>
      <table:table table:name="WAR" table:style-name="ta1" table:print="false">
        <table:table-column table:style-name="co7" table:default-cell-style-name="Default"/>
        <table:table-column table:style-name="co8" table:default-cell-style-name="ce119"/>
        <table:table-row table:style-name="ro3">
          <table:table-cell/>
          <table:table-cell table:style-name="ce116"/>
        </table:table-row>
        <table:table-row table:style-name="ro25">
          <table:table-cell/>
          <table:table-cell table:style-name="ce117" office:value-type="string">
            <text:p>WSO2 WSAS WAR distribution check list</text:p>
          </table:table-cell>
        </table:table-row>
        <table:table-row table:style-name="ro3">
          <table:table-cell/>
          <table:table-cell table:style-name="ce118"/>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14">
          <table:table-cell table:style-name="ce115"/>
          <table:table-cell table:style-name="ce120" office:value-type="string">
            <text:p>Change HTTP and HTTPS ports in Tomcat/JBoss server.xml and check that it is reflected in Tungsten</text:p>
          </table:table-cell>
        </table:table-row>
        <table:table-row table:style-name="ro3">
          <table:table-cell/>
          <table:table-cell table:style-name="ce121"/>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16" table:number-columns-repeated="7"/>
        </table:table-row>
        <table:table-row table:style-name="ro26">
          <table:table-cell/>
          <table:table-cell table:style-name="ce117" office:value-type="string">
            <text:p>WSO2 WSAS source distribution check list</text:p>
          </table:table-cell>
          <table:table-cell table:style-name="ce116" table:number-columns-repeated="6"/>
        </table:table-row>
        <table:table-row table:style-name="ro3">
          <table:table-cell/>
          <table:table-cell table:style-name="ce118"/>
          <table:table-cell table:number-columns-repeated="6"/>
        </table:table-row>
        <table:table-row table:style-name="ro3">
          <table:table-cell/>
          <table:table-cell table:style-name="ce119" office:value-type="string">
            <text:p>maven clean, dist, dist-min goals should run without any failure and all tests should pass</text:p>
          </table:table-cell>
          <table:table-cell table:number-columns-repeated="6"/>
        </table:table-row>
        <table:table-row table:style-name="ro3">
          <table:table-cell/>
          <table:table-cell table:style-name="ce119" office:value-type="string">
            <text:p>Subject the distro's created, to a smoke test</text:p>
          </table:table-cell>
          <table:table-cell table:number-columns-repeated="6"/>
        </table:table-row>
        <table:table-row table:style-name="ro3">
          <table:table-cell table:style-name="ce122"/>
          <table:table-cell table:style-name="ce124" office:value-type="string">
            <text:p>Check the main project.properties and make sure that there are revision numbers for all snapshot dependencies</text:p>
          </table:table-cell>
          <table:table-cell table:number-columns-repeated="6"/>
        </table:table-row>
        <table:table-row table:style-name="ro3">
          <table:table-cell table:style-name="ce123"/>
          <table:table-cell table:style-name="ce125"/>
          <table:table-cell table:number-columns-repeated="6"/>
        </table:table-row>
        <table:table-row table:style-name="ro3" table:number-rows-repeated="2">
          <table:table-cell table:style-name="ce123"/>
          <table:table-cell table:number-columns-repeated="7"/>
        </table:table-row>
        <table:table-row table:style-name="ro3" table:number-rows-repeated="9">
          <table:table-cell table:number-columns-repeated="8"/>
        </table:table-row>
        <table:table-row table:style-name="ro3">
          <table:table-cell table:style-name="ce123"/>
          <table:table-cell table:number-columns-repeated="7"/>
        </table:table-row>
        <table:table-row table:style-name="ro3" table:number-rows-repeated="5">
          <table:table-cell table:number-columns-repeated="8"/>
        </table:table-row>
        <table:table-row table:style-name="ro3">
          <table:table-cell table:style-name="ce123"/>
          <table:table-cell table:number-columns-repeated="7"/>
        </table:table-row>
        <table:table-row table:style-name="ro3">
          <table:table-cell table:number-columns-repeated="8"/>
        </table:table-row>
        <table:table-row table:style-name="ro3">
          <table:table-cell table:style-name="ce123"/>
          <table:table-cell table:number-columns-repeated="7"/>
        </table:table-row>
        <table:table-row table:style-name="ro3" table:number-rows-repeated="5">
          <table:table-cell table:number-columns-repeated="8"/>
        </table:table-row>
        <table:table-row table:style-name="ro3">
          <table:table-cell table:style-name="ce123"/>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2-06">12/06/2007</text:date>, <text:time>12:06: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date>2007-12-06T12:06:42</dc:date>
    <dc:language>en-US</dc:language>
    <meta:editing-cycles>756</meta:editing-cycles>
    <meta:editing-duration>P3DT19H34M52S</meta:editing-duration>
    <meta:user-defined meta:name="Info 1"/>
    <meta:user-defined meta:name="Info 2"/>
    <meta:user-defined meta:name="Info 3"/>
    <meta:user-defined meta:name="Info 4"/>
    <meta:document-statistic meta:table-count="3" meta:cell-count="295"/>
  </office:meta>
</office:document-meta>
</file>